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b8545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b85450"/>
    </style:style>
    <style:style style:name="gr4" style:family="graphic" style:parent-style-name="standard">
      <style:graphic-properties draw:stroke="none" draw:fill="solid" draw:fill-color="#ff3333"/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f6666"/>
    </style:style>
    <style:style style:name="gr8" style:family="graphic" style:parent-style-name="standard">
      <style:graphic-properties draw:stroke="none" draw:fill="solid" draw:fill-color="#ff9999"/>
    </style:style>
    <style:style style:name="gr9" style:family="graphic" style:parent-style-name="standard">
      <style:graphic-properties draw:stroke="solid" svg:stroke-width="0.035cm" svg:stroke-color="#d79b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d79b00"/>
    </style:style>
    <style:style style:name="gr11" style:family="graphic" style:parent-style-name="standard">
      <style:graphic-properties draw:stroke="none" draw:fill="solid" draw:fill-color="#ffcccc"/>
    </style:style>
    <style:style style:name="gr12" style:family="graphic" style:parent-style-name="standard">
      <style:graphic-properties draw:stroke="none" draw:fill="solid" draw:fill-color="#d5e8d4"/>
    </style:style>
    <style:style style:name="gr13" style:family="graphic" style:parent-style-name="standard">
      <style:graphic-properties draw:stroke="solid" svg:stroke-width="0.035cm" svg:stroke-color="#82b366" draw:stroke-linejoin="miter" svg:stroke-linecap="butt" draw:fill="none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ffcd28"/>
    </style:style>
    <style:style style:name="gr15" style:family="graphic" style:parent-style-name="standard">
      <style:graphic-properties draw:stroke="solid" svg:stroke-width="0.035cm" svg:stroke-color="#6c8ebf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solid" draw:fill-color="#6c8ebf"/>
    </style:style>
    <style:style style:name="gr17" style:family="graphic" style:parent-style-name="standard">
      <style:graphic-properties draw:stroke="none" draw:fill="solid" draw:fill-color="#dae8fc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85450"/>
    </style:style>
    <style:style style:name="P4" style:family="paragraph">
      <loext:graphic-properties draw:fill="solid" draw:fill-color="#ff3333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6666"/>
    </style:style>
    <style:style style:name="P7" style:family="paragraph">
      <loext:graphic-properties draw:fill="solid" draw:fill-color="#ff9999"/>
    </style:style>
    <style:style style:name="P8" style:family="paragraph">
      <loext:graphic-properties draw:fill="solid" draw:fill-color="#d79b00"/>
    </style:style>
    <style:style style:name="P9" style:family="paragraph">
      <loext:graphic-properties draw:fill="solid" draw:fill-color="#ffcccc"/>
    </style:style>
    <style:style style:name="P10" style:family="paragraph">
      <loext:graphic-properties draw:fill="solid" draw:fill-color="#d5e8d4"/>
    </style:style>
    <style:style style:name="P11" style:family="paragraph">
      <loext:graphic-properties draw:fill="solid" draw:fill-color="#ffcd28"/>
    </style:style>
    <style:style style:name="P12" style:family="paragraph">
      <loext:graphic-properties draw:fill="solid" draw:fill-color="#6c8ebf"/>
    </style:style>
    <style:style style:name="P13" style:family="paragraph">
      <loext:graphic-properties draw:fill="solid" draw:fill-color="#dae8fc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6.458cm" svg:height="28.645cm" svg:x="0cm" svg:y="0cm" svg:viewBox="0 0 26459 28646" draw:points="0,0 26459,0 26459,28646 0,28646">
          <text:p/>
        </draw:polygon>
        <draw:line draw:style-name="gr2" draw:text-style-name="P2" draw:layer="layout" svg:x1="4.25cm" svg:y1="4.603cm" svg:x2="6.848cm" svg:y2="4.603cm">
          <text:p/>
        </draw:line>
        <draw:polygon draw:style-name="gr3" draw:text-style-name="P3" draw:layer="layout" svg:width="0.247cm" svg:height="0.247cm" svg:x="6.786cm" svg:y="4.48cm" svg:viewBox="0 0 248 248" draw:points="248,124 0,248 62,124 0,0">
          <text:p/>
        </draw:polygon>
        <draw:polygon draw:style-name="gr2" draw:text-style-name="P2" draw:layer="layout" svg:width="0.247cm" svg:height="0.247cm" svg:x="6.786cm" svg:y="4.48cm" svg:viewBox="0 0 248 248" draw:points="248,124 0,248 62,124 0,0">
          <text:p/>
        </draw:polygon>
        <draw:polygon draw:style-name="gr4" draw:text-style-name="P4" draw:layer="layout" svg:width="4.233cm" svg:height="2.117cm" svg:x="0.017cm" svg:y="3.545cm" svg:viewBox="0 0 4234 2118" draw:points="0,0 4234,0 4234,2118 0,2118">
          <text:p/>
        </draw:polygon>
        <draw:polygon draw:style-name="gr5" draw:text-style-name="P2" draw:layer="layout" svg:width="4.233cm" svg:height="2.117cm" svg:x="0.017cm" svg:y="3.545cm" svg:viewBox="0 0 4234 2118" draw:points="0,0 4234,0 4234,2118 0,2118">
          <text:p/>
        </draw:polygon>
        <draw:path draw:style-name="gr6" draw:text-style-name="P5" draw:layer="layout" svg:width="2.407cm" svg:height="0.394cm" svg:x="0.914cm" svg:y="4.423cm" svg:viewBox="0 0 2408 395" svg:d="M0 0h41v269h154v36h-195zM230 83h38v222h-38zM230 0h38v42h-38zM315 168h104v38h-104zM474 0h137c27 0 49 8 65 23 17 15 25 37 25 64 0 25-7 45-22 63s-38 26-68 26h-96v129h-41zM635 42c-9-4-22-7-38-7h-82v107h82c19 0 34-4 45-12 12-8 17-23 17-43 0-22-8-37-24-45zM886 253c9-19 14-40 14-63 0-20-3-37-10-50-10-20-29-31-54-31-23 0-39 9-50 26-10 18-15 39-15 63s5 43 15 59c11 16 27 24 49 24 25 0 42-10 51-28zM909 104c20 20 30 48 30 85 0 36-9 66-26 89-18 23-45 35-81 35-31 0-55-11-73-31-18-21-27-48-27-83 0-37 10-67 29-89 19-23 44-34 76-34 28 0 53 9 72 28zM1219 129c18 0 31-2 41-7 15-7 23-22 23-42s-8-33-25-40c-9-4-22-6-40-6h-73v95zM1233 270c25 0 43-8 54-22 7-10 10-21 10-34 0-22-9-37-29-45-11-4-25-6-42-6h-81v107zM1104 0h131c35 0 61 11 76 32 8 12 13 27 13 43 0 19-6 36-17 48-5 7-13 13-24 18 16 6 27 13 35 20 14 13 20 32 20 55 0 20-6 37-18 53-18 24-47 36-87 36h-129zM1423 271c8 6 17 10 28 10 13 0 26-3 38-10 21-10 31-26 31-49v-30c-5 3-11 5-18 7s-14 4-21 4l-22 3c-14 2-24 5-31 9-11 6-17 17-17 31 0 11 4 19 12 25zM1501 171c9-2 14-5 17-11 2-3 3-8 3-14 0-13-5-22-14-28s-22-9-38-9c-20 0-34 6-42 16-4 6-7 14-9 26h-34c0-27 9-47 26-58s37-16 59-16c26 0 48 5 64 15s24 26 24 47v128c0 4 1 7 2 9 2 2 5 4 10 4 2 0 4-1 6-1s4 0 7-1v28c-6 1-11 2-14 3-3 0-7 0-12 0-13 0-22-4-28-13-3-5-5-12-6-21-8 10-19 19-33 26-14 8-30 11-47 11-20 0-37-6-50-19-13-12-20-28-20-46 0-21 7-37 19-48 13-11 30-18 51-21zM1625 21h38v61h35v32h-35v144c0 8 3 13 8 16 3 1 8 2 14 2 2 0 4 0 6 0s5 0 7-1v30c-4 1-8 2-13 2-5 1-10 1-15 1-17 0-29-4-35-13-7-9-10-21-10-35v-146h-30v-32h30zM1743 21h37v61h36v32h-36v144c0 8 3 13 8 16 3 1 8 2 15 2 2 0 3 0 6 0 2 0 4 0 7-1v30c-4 1-9 2-14 2-4 1-9 1-15 1-17 0-29-4-35-13s-9-21-9-35v-146h-30v-32h30zM1991 88c14 8 26 17 33 30 8 11 13 24 15 39 2 10 4 27 4 49h-163c1 22 6 40 16 54s25 20 46 20c20 0 35-6 47-19 6-7 11-16 14-26h36c-1 8-4 17-9 27-6 10-12 19-18 25-12 11-26 18-42 22-9 2-20 4-31 4-27 0-51-10-70-30-19-21-29-49-29-85 0-35 10-64 29-86 20-24 45-35 76-35 16 0 31 4 46 11zM2004 176c-1-16-5-29-10-38-10-18-27-27-51-27-17 0-32 6-43 18-12 13-18 28-19 47zM2089 82h36v40c2-8 10-18 21-29 11-10 24-16 39-16 1 0 2 0 3 1 2 0 5 0 9 0v41c-2-1-4-1-6-1s-4 0-6 0c-19 0-33 6-44 18-10 12-15 26-15 41v128h-37zM2367 82h41c-5 15-17 48-35 98-13 39-25 70-34 94-21 56-36 90-45 103-9 12-24 18-46 18-5 0-9 0-12 0-3-1-6-1-10-2v-34c6 1 11 3 14 3s5 1 8 1c6 0 11-2 15-4 3-2 6-5 8-8 1-1 3-7 7-17 5-10 8-18 10-23l-82-229h42l59 182z">
          <text:p/>
        </draw:path>
        <draw:line draw:style-name="gr2" draw:text-style-name="P2" draw:layer="layout" svg:x1="11.306cm" svg:y1="4.603cm" svg:x2="13.904cm" svg:y2="4.603cm">
          <text:p/>
        </draw:line>
        <draw:polygon draw:style-name="gr3" draw:text-style-name="P3" draw:layer="layout" svg:width="0.247cm" svg:height="0.247cm" svg:x="13.842cm" svg:y="4.48cm" svg:viewBox="0 0 248 248" draw:points="248,124 0,248 63,124 0,0">
          <text:p/>
        </draw:polygon>
        <draw:polygon draw:style-name="gr2" draw:text-style-name="P2" draw:layer="layout" svg:width="0.247cm" svg:height="0.247cm" svg:x="13.842cm" svg:y="4.48cm" svg:viewBox="0 0 248 248" draw:points="248,124 0,248 63,124 0,0">
          <text:p/>
        </draw:polygon>
        <draw:polygon draw:style-name="gr7" draw:text-style-name="P6" draw:layer="layout" svg:width="4.233cm" svg:height="2.117cm" svg:x="7.073cm" svg:y="3.545cm" svg:viewBox="0 0 4234 2118" draw:points="0,0 4234,0 4234,2118 0,2118">
          <text:p/>
        </draw:polygon>
        <draw:polygon draw:style-name="gr5" draw:text-style-name="P2" draw:layer="layout" svg:width="4.233cm" svg:height="2.117cm" svg:x="7.073cm" svg:y="3.545cm" svg:viewBox="0 0 4234 2118" draw:points="0,0 4234,0 4234,2118 0,2118">
          <text:p/>
        </draw:polygon>
        <draw:path draw:style-name="gr6" draw:text-style-name="P5" draw:layer="layout" svg:width="3.407cm" svg:height="0.4cm" svg:x="7.464cm" svg:y="4.168cm" svg:viewBox="0 0 3408 401" svg:d="M38 215c1 17 5 31 12 42 14 20 38 30 73 30 15 0 29-2 42-7 24-8 37-24 37-46 0-16-6-28-16-35s-27-13-49-18l-41-9c-27-6-46-13-57-20-20-13-29-32-29-57 0-27 9-50 28-67 19-19 46-28 80-28 32 0 59 8 81 25 23 15 34 39 34 73h-39c-2-16-6-29-13-37-13-16-34-24-64-24-24 0-42 5-52 15-11 11-16 22-16 36 0 15 6 26 18 33 9 4 27 9 56 16l42 10c21 4 37 11 48 19 19 14 29 35 29 62 0 33-13 57-37 72-25 14-53 22-85 22-38 0-68-10-89-29s-32-45-31-78zM296 30h38v61h35v31h-35v144c0 8 2 13 8 16 2 1 7 2 14 2 2 0 4 0 6 0s4 0 7-1v30c-4 1-9 2-13 2-5 1-10 1-15 1-18 0-29-4-36-13-6-9-9-20-9-35v-146h-30v-31h30zM544 97c15 8 26 17 34 29 7 11 12 24 14 39 3 10 4 27 4 49h-162c0 22 6 40 15 54 10 14 26 20 47 20 19 0 34-6 46-19 7-7 11-16 14-26h37c-1 8-4 18-10 28-5 9-11 18-18 24-12 11-26 18-42 22-9 3-19 4-31 4-27 0-50-10-70-30-19-20-28-49-28-85 0-35 9-64 29-86 19-22 44-34 75-34 16 0 31 4 46 11zM558 184c-2-16-5-29-11-38-10-18-27-27-51-27-17 0-31 6-43 18-12 13-18 28-18 47zM778 266c12-15 17-36 17-65 0-18-2-33-7-46-10-24-28-36-53-36-26 0-44 13-53 38-5 14-8 32-8 53 0 17 3 31 8 43 10 23 27 35 53 35 17 0 32-8 43-22zM639 92h36v30c7-10 15-18 24-24 13-8 27-12 44-12 25 0 47 10 64 29 18 19 26 47 26 82 0 48-12 83-37 104-16 13-35 19-56 19-17 0-31-3-42-11-7-4-14-11-22-21v113h-37zM867 176h104v38h-104zM1068 8v189c0 22 4 40 12 55 13 22 33 33 62 33 35 0 59-12 71-36 7-13 11-30 11-52v-189h41v172c0 37-5 66-15 86-18 37-53 55-104 55-52 0-86-18-106-55-10-20-15-49-15-86v-172zM1460 266c12-15 18-36 18-65 0-18-3-33-8-46-10-24-27-36-53-36s-43 13-53 38c-5 14-7 32-7 53 0 17 2 31 7 43 10 23 27 35 53 35 17 0 32-8 43-22zM1321 92h36v30c7-10 16-18 24-24 13-8 28-12 45-12 25 0 46 10 63 29 18 19 27 47 27 82 0 48-13 83-38 104-16 13-35 19-56 19-17 0-31-3-42-11-6-4-14-11-22-21v113h-37zM1823 103c15 12 25 33 28 63h-36c-2-14-7-25-15-34s-21-14-38-14c-24 0-41 12-51 35-7 15-10 34-10 56s5 40 14 56c10 15 24 22 44 22 16 0 28-4 37-14 9-9 15-22 19-39h36c-4 30-15 51-31 65-17 13-38 20-64 20-28 0-52-10-69-32-17-21-26-47-26-79 0-39 10-69 29-91 19-21 43-32 72-32 25 0 45 6 61 18zM2027 261c9-19 13-40 13-63 0-20-3-37-9-50-11-20-29-31-55-31-22 0-39 9-49 26-11 18-16 39-16 63s5 44 16 59c10 16 27 24 49 24 25 0 42-10 51-28zM2050 114c19 19 29 47 29 83s-8 66-26 89c-17 23-44 35-81 35-30 0-54-10-72-31s-27-48-27-83c0-37 9-67 28-89s45-33 76-33c29 0 53 9 73 29zM2124 91h35v32c10-13 21-22 33-28s25-9 39-9c32 0 53 11 64 33 6 12 9 29 9 52v142h-38v-140c0-13-2-24-6-32-6-14-18-21-36-21-9 0-16 1-22 3-10 3-19 9-26 18-7 7-11 15-12 22-2 8-3 19-3 34v116h-37zM2377 91l59 181 62-181h41l-84 222h-39l-82-222zM2708 97c15 8 26 17 34 29 8 11 13 24 15 39 2 10 3 27 3 49h-162c1 22 6 40 16 54s25 20 46 20c19 0 35-6 47-19 6-7 11-16 14-26h36c-1 8-4 18-9 28-6 9-12 18-19 24-11 11-25 18-42 22-9 3-19 4-30 4-28 0-51-10-70-30s-29-49-29-85c0-35 10-64 29-86s45-34 76-34c15 0 31 4 45 11zM2722 184c-1-16-5-29-10-38-11-18-28-27-52-27-17 0-31 6-43 18-11 13-17 28-18 47zM2807 91h35v39c3-8 10-17 22-28 11-10 24-16 39-16 0 0 2 1 3 1 2 0 5 0 9 0v40c-3-1-5-1-6-1-2 0-4 0-7 0-18 0-33 6-43 18s-15 26-15 41v128h-37zM2954 30h38v61h35v31h-35v144c0 8 2 13 7 16 3 1 8 2 15 2 2 0 4 0 6 0s4 0 7-1v30c-4 1-9 2-13 2-5 1-10 1-15 1-18 0-30-4-36-13s-9-20-9-35v-146h-30v-31h30zM3202 97c15 8 26 17 33 29 8 11 13 24 15 39 3 10 4 27 4 49h-163c1 22 6 40 16 54s26 20 46 20 35-6 47-19c7-7 11-16 14-26h37c-1 8-5 18-10 28-6 9-12 18-18 24-12 11-26 18-42 22-9 3-19 4-31 4-27 0-51-10-70-30s-29-49-29-85c0-35 10-64 29-86 20-22 45-34 76-34 16 0 31 4 46 11zM3215 184c-1-16-5-29-10-38-10-18-27-27-51-27-17 0-32 6-43 18-12 13-18 28-19 47zM3300 91h36v39c3-8 10-17 21-28 11-10 24-16 39-16 1 0 2 1 4 1 1 0 4 0 8 0v40c-2-1-4-1-6-1s-4 0-6 0c-19 0-33 6-43 18s-16 26-16 41v128h-37z">
          <text:p/>
        </draw:path>
        <draw:path draw:style-name="gr6" draw:text-style-name="P5" draw:layer="layout" svg:width="1.993cm" svg:height="0.312cm" svg:x="8.159cm" svg:y="4.67cm" svg:viewBox="0 0 1994 313" svg:d="M23 284c-15-19-23-43-23-70h39c1 19 5 33 10 41 10 16 27 24 53 24 19 0 35-5 47-16 12-10 18-24 18-40 0-21-7-35-19-43-13-8-30-12-52-12-3 0-5 0-8 0-2 0-5 0-7 0v-34c3 1 7 1 9 1 3 0 6 0 9 0 14 0 25-2 34-6 16-8 24-22 24-42 0-14-6-26-16-34s-23-12-37-12c-24 0-42 8-51 25-5 9-8 22-9 39h-37c0-22 5-41 13-56 16-28 42-42 80-42 31 0 54 7 71 20 16 14 24 33 24 59 0 18-5 33-14 44-6 7-14 13-24 17 16 4 28 12 37 25 8 12 13 27 13 45 0 28-10 51-28 69-19 18-45 27-79 27-35 0-61-10-77-29zM261 260h43v45h-43zM564 13v32c-10 9-22 25-38 48s-30 48-42 75c-12 26-21 50-27 71-4 13-9 35-16 66h-41c9-57 30-113 62-170 19-33 39-61 60-85h-164v-37zM634 0l87 260 86-260h48l-112 305h-44l-110-305zM996 168h104v38h-104zM1366 214l-241 95v-38l197-74-197-76v-37l241 95zM1637 118c9-9 14-20 14-33 0-11-5-21-13-30-9-9-23-14-41-14s-31 5-39 14-12 20-12 32c0 14 6 25 16 33s22 12 36 12c17 0 30-5 39-14zM1644 265c11-9 17-23 17-41 0-20-6-34-18-44s-27-16-45-16-32 6-43 16c-12 10-17 24-17 42 0 16 5 29 15 40 10 12 26 17 48 17 17 0 31-4 43-14zM1524 130c-11-11-17-25-17-43 0-22 8-41 24-56 16-16 39-24 68-24s51 7 67 22 24 33 24 53c0 18-4 33-14 45-5 6-13 12-24 19 12 5 22 12 29 19 13 15 19 33 19 55 0 26-8 48-26 66-17 18-42 27-74 27-29 0-53-8-73-23-20-16-30-39-30-68 0-18 4-33 13-46 8-14 21-23 38-30-10-4-19-10-24-16zM1775 0l87 260 86-260h46l-110 305h-44l-111-305z">
          <text:p/>
        </draw:path>
        <draw:line draw:style-name="gr2" draw:text-style-name="P2" draw:layer="layout" svg:x1="18.362cm" svg:y1="4.603cm" svg:x2="20.959cm" svg:y2="4.603cm">
          <text:p/>
        </draw:line>
        <draw:polygon draw:style-name="gr3" draw:text-style-name="P3" draw:layer="layout" svg:width="0.247cm" svg:height="0.247cm" svg:x="20.897cm" svg:y="4.48cm" svg:viewBox="0 0 248 248" draw:points="248,124 0,248 62,124 0,0">
          <text:p/>
        </draw:polygon>
        <draw:polygon draw:style-name="gr2" draw:text-style-name="P2" draw:layer="layout" svg:width="0.247cm" svg:height="0.247cm" svg:x="20.897cm" svg:y="4.48cm" svg:viewBox="0 0 248 248" draw:points="248,124 0,248 62,124 0,0">
          <text:p/>
        </draw:polygon>
        <draw:line draw:style-name="gr2" draw:text-style-name="P2" draw:layer="layout" svg:x1="16.245cm" svg:y1="5.662cm" svg:x2="16.245cm" svg:y2="8.259cm">
          <text:p/>
        </draw:line>
        <draw:polygon draw:style-name="gr3" draw:text-style-name="P3" draw:layer="layout" svg:width="0.247cm" svg:height="0.247cm" svg:x="16.121cm" svg:y="8.197cm" svg:viewBox="0 0 248 248" draw:points="124,248 0,0 124,63 248,0">
          <text:p/>
        </draw:polygon>
        <draw:polygon draw:style-name="gr2" draw:text-style-name="P2" draw:layer="layout" svg:width="0.247cm" svg:height="0.247cm" svg:x="16.121cm" svg:y="8.197cm" svg:viewBox="0 0 248 248" draw:points="124,248 0,0 124,63 248,0">
          <text:p/>
        </draw:polygon>
        <draw:polygon draw:style-name="gr8" draw:text-style-name="P7" draw:layer="layout" svg:width="4.234cm" svg:height="2.117cm" svg:x="14.128cm" svg:y="3.545cm" svg:viewBox="0 0 4235 2118" draw:points="0,0 4235,0 4235,2118 0,2118">
          <text:p/>
        </draw:polygon>
        <draw:polygon draw:style-name="gr5" draw:text-style-name="P2" draw:layer="layout" svg:width="4.234cm" svg:height="2.117cm" svg:x="14.128cm" svg:y="3.545cm" svg:viewBox="0 0 4235 2118" draw:points="0,0 4235,0 4235,2118 0,2118">
          <text:p/>
        </draw:polygon>
        <draw:path draw:style-name="gr6" draw:text-style-name="P5" draw:layer="layout" svg:width="2.358cm" svg:height="0.313cm" svg:x="15.064cm" svg:y="4.175cm" svg:viewBox="0 0 2359 314" svg:d="M0 1h137c27 0 48 8 65 23 16 15 25 38 25 65 0 24-8 44-22 62-15 18-38 26-68 26h-96v129h-41zM160 43c-9-4-21-7-37-7h-82v107h82c18 0 33-4 45-12 11-8 17-22 17-42 0-22-8-37-25-46zM413 254c9-19 14-40 14-63 0-20-4-37-10-50-11-20-29-31-54-31-23 0-40 9-50 26-10 18-16 39-16 63s6 44 16 59c10 16 27 24 49 24 25 0 42-10 51-28zM436 107c20 19 30 47 30 83s-9 66-27 89c-17 23-44 35-80 35-31 0-55-10-73-31s-27-48-27-83c0-37 10-67 29-89 18-22 44-33 76-33 28 0 52 9 72 29zM527 84l42 175 44-175h41l44 174 45-174h37l-64 222h-39l-45-172-43 172h-39l-64-222zM953 90c15 8 26 17 34 29 7 11 12 24 15 39 2 10 3 27 3 49h-162c0 22 6 40 15 54 10 14 26 20 47 20 19 0 35-6 46-19 7-7 11-16 14-26h37c-1 8-4 18-10 28-5 9-11 18-18 24-11 11-25 18-42 22-9 3-19 4-31 4-27 0-50-10-70-30-19-20-28-49-28-85 0-35 9-64 29-86 19-22 44-34 75-34 16 0 31 4 46 11zM967 177c-2-16-5-29-11-38-10-18-27-27-51-27-17 0-31 6-43 18-12 13-18 28-18 47zM1051 84h36v39c3-8 10-17 21-28 11-10 24-16 39-16 1 0 2 1 4 1 1 0 4 0 8 0v40c-2-1-4-1-6-1s-4 0-6 0c-19 0-33 6-43 18s-15 26-15 41v128h-38zM1331 236c1 13 4 22 9 29 9 12 25 18 49 18 13 0 26-3 36-9s16-15 16-28c0-9-4-17-13-22-5-3-16-6-32-10l-29-8c-19-4-33-10-42-15-16-10-24-24-24-42 0-21 8-38 23-51s35-19 60-19c34 0 58 9 73 29 9 12 13 26 13 40h-35c-1-8-4-16-9-23-9-10-23-15-44-15-14 0-25 3-32 9-8 5-11 12-11 21s5 17 14 23c6 3 14 6 24 9l25 6c27 7 45 13 54 19 14 9 22 24 22 45 0 19-8 36-23 51-15 14-38 21-68 21-33 0-56-7-70-22s-21-34-22-56zM1520 0h37v114c9-11 17-19 24-23 12-8 27-12 45-12 32 0 54 11 65 34 6 12 10 29 10 51v142h-39v-140c0-16-2-28-6-36-7-12-19-18-38-18-15 0-29 6-42 16-12 11-19 31-19 60v118h-37zM1755 85h38v221h-38zM1755 1h38v42h-38zM1987 90c15 8 26 17 34 29 7 11 12 24 15 39 2 10 3 27 3 49h-162c0 22 6 40 16 54 9 14 25 20 46 20 19 0 35-6 46-19 7-7 11-16 14-26h37c-1 8-4 18-10 28-5 9-11 18-18 24-11 11-25 18-42 22-9 3-19 4-30 4-28 0-51-10-71-30-19-20-28-49-28-85 0-35 9-64 29-86 19-22 44-34 75-34 16 0 31 4 46 11zM2001 177c-2-16-5-29-11-38-10-18-27-27-51-27-17 0-31 6-43 18-11 13-18 28-18 47zM2086 1h37v305h-37zM2217 257c10 16 26 24 48 24 17 0 32-7 43-22s16-36 16-64-5-48-17-62c-11-13-25-20-42-20-19 0-34 7-46 21-11 15-17 36-17 64 0 23 5 43 15 59zM2300 91c7 4 15 12 23 22v-113h36v306h-34v-31c-8 14-19 23-31 30-11 6-25 9-40 9-25 0-46-11-64-31-18-21-27-49-27-83 0-33 8-60 24-84 17-24 40-36 71-36 17 0 31 4 42 11z">
          <text:p/>
        </draw:path>
        <draw:path draw:style-name="gr6" draw:text-style-name="P5" draw:layer="layout" svg:width="0.88cm" svg:height="0.392cm" svg:x="15.796cm" svg:y="4.67cm" svg:viewBox="0 0 881 393" svg:d="M0 83h38v222h-38zM0 0h38v42h-38zM94 82h35v32c10-13 22-23 33-28 12-6 25-9 39-9 32 0 53 11 64 33 6 12 9 29 9 52v143h-38v-141c0-13-2-24-6-33-6-13-18-20-36-20-8 0-16 1-21 2-11 4-20 10-27 19-6 7-10 15-12 22-2 8-3 19-3 34v117h-37zM466 258c11-15 17-36 17-66 0-18-3-33-8-46-9-24-27-36-53-36-25 0-43 12-52 38-6 14-8 32-8 53 0 18 2 32 8 44 9 23 27 35 52 35 18 0 32-8 44-22zM326 83h36v30c8-10 16-18 25-24 12-8 27-12 44-12 25 0 46 10 65 29 17 19 26 46 26 82 0 49-13 84-39 104-16 14-34 20-56 20-16 0-30-4-42-11-6-4-14-11-22-21v113h-37zM603 82v148c0 12 1 21 5 28 7 13 19 20 37 20 26 0 44-12 53-35 5-12 8-30 8-52v-109h37v223h-35v-33c-5 8-11 16-18 21-14 12-31 18-52 18-31 0-53-11-64-32-6-11-9-26-9-45v-152zM808 20h38v62h35v31h-35v145c0 8 2 13 8 16 3 1 7 2 14 2 2 0 4 0 6 0s4 0 7-1v30c-4 1-9 2-13 2-5 1-10 1-15 1-18 0-29-4-35-13-7-9-10-21-10-35v-147h-30v-31h30z">
          <text:p/>
        </draw:path>
        <draw:polyline draw:style-name="gr2" draw:text-style-name="P2" draw:layer="layout" svg:width="12.347cm" svg:height="15.522cm" svg:x="1.781cm" svg:y="9.542cm" svg:viewBox="0 0 12348 15523" draw:points="12348,0 0,0 0,15523 481,15523">
          <text:p/>
        </draw:polyline>
        <draw:polygon draw:style-name="gr3" draw:text-style-name="P3" draw:layer="layout" svg:width="0.247cm" svg:height="0.247cm" svg:x="2.2cm" svg:y="24.941cm" svg:viewBox="0 0 248 248" draw:points="248,124 0,248 62,124 0,0">
          <text:p/>
        </draw:polygon>
        <draw:polygon draw:style-name="gr2" draw:text-style-name="P2" draw:layer="layout" svg:width="0.247cm" svg:height="0.247cm" svg:x="2.2cm" svg:y="24.941cm" svg:viewBox="0 0 248 248" draw:points="248,124 0,248 62,124 0,0">
          <text:p/>
        </draw:polygon>
        <draw:polyline draw:style-name="gr2" draw:text-style-name="P2" draw:layer="layout" svg:width="12.347cm" svg:height="3.175cm" svg:x="1.781cm" svg:y="9.542cm" svg:viewBox="0 0 12348 3176" draw:points="12348,0 0,0 0,3176 481,3176">
          <text:p/>
        </draw:polyline>
        <draw:polygon draw:style-name="gr3" draw:text-style-name="P3" draw:layer="layout" svg:width="0.247cm" svg:height="0.247cm" svg:x="2.2cm" svg:y="12.594cm" svg:viewBox="0 0 248 248" draw:points="248,124 0,248 62,124 0,0">
          <text:p/>
        </draw:polygon>
        <draw:polygon draw:style-name="gr2" draw:text-style-name="P2" draw:layer="layout" svg:width="0.247cm" svg:height="0.247cm" svg:x="2.2cm" svg:y="12.594cm" svg:viewBox="0 0 248 248" draw:points="248,124 0,248 62,124 0,0">
          <text:p/>
        </draw:polygon>
        <draw:polyline draw:style-name="gr2" draw:text-style-name="P2" draw:layer="layout" svg:width="12.347cm" svg:height="5.645cm" svg:x="1.781cm" svg:y="9.542cm" svg:viewBox="0 0 12348 5646" draw:points="12348,0 0,0 0,5646 481,5646">
          <text:p/>
        </draw:polyline>
        <draw:polygon draw:style-name="gr3" draw:text-style-name="P3" draw:layer="layout" svg:width="0.247cm" svg:height="0.247cm" svg:x="2.2cm" svg:y="15.063cm" svg:viewBox="0 0 248 248" draw:points="248,125 0,248 62,125 0,0">
          <text:p/>
        </draw:polygon>
        <draw:polygon draw:style-name="gr2" draw:text-style-name="P2" draw:layer="layout" svg:width="0.247cm" svg:height="0.247cm" svg:x="2.2cm" svg:y="15.063cm" svg:viewBox="0 0 248 248" draw:points="248,125 0,248 62,125 0,0">
          <text:p/>
        </draw:polygon>
        <draw:polyline draw:style-name="gr2" draw:text-style-name="P2" draw:layer="layout" svg:width="12.347cm" svg:height="8.114cm" svg:x="1.781cm" svg:y="9.542cm" svg:viewBox="0 0 12348 8115" draw:points="12348,0 0,0 0,8115 481,8115">
          <text:p/>
        </draw:polyline>
        <draw:polygon draw:style-name="gr3" draw:text-style-name="P3" draw:layer="layout" svg:width="0.247cm" svg:height="0.247cm" svg:x="2.2cm" svg:y="17.533cm" svg:viewBox="0 0 248 248" draw:points="248,124 0,248 62,124 0,0">
          <text:p/>
        </draw:polygon>
        <draw:polygon draw:style-name="gr2" draw:text-style-name="P2" draw:layer="layout" svg:width="0.247cm" svg:height="0.247cm" svg:x="2.2cm" svg:y="17.533cm" svg:viewBox="0 0 248 248" draw:points="248,124 0,248 62,124 0,0">
          <text:p/>
        </draw:polygon>
        <draw:polyline draw:style-name="gr2" draw:text-style-name="P2" draw:layer="layout" svg:width="12.347cm" svg:height="10.583cm" svg:x="1.781cm" svg:y="9.542cm" svg:viewBox="0 0 12348 10584" draw:points="12348,0 0,0 0,10584 481,10584">
          <text:p/>
        </draw:polyline>
        <draw:polygon draw:style-name="gr3" draw:text-style-name="P3" draw:layer="layout" svg:width="0.247cm" svg:height="0.247cm" svg:x="2.2cm" svg:y="20.002cm" svg:viewBox="0 0 248 248" draw:points="248,124 0,248 62,124 0,0">
          <text:p/>
        </draw:polygon>
        <draw:polygon draw:style-name="gr2" draw:text-style-name="P2" draw:layer="layout" svg:width="0.247cm" svg:height="0.247cm" svg:x="2.2cm" svg:y="20.002cm" svg:viewBox="0 0 248 248" draw:points="248,124 0,248 62,124 0,0">
          <text:p/>
        </draw:polygon>
        <draw:polyline draw:style-name="gr2" draw:text-style-name="P2" draw:layer="layout" svg:width="12.347cm" svg:height="13.053cm" svg:x="1.781cm" svg:y="9.542cm" svg:viewBox="0 0 12348 13054" draw:points="12348,0 0,0 0,13054 481,13054">
          <text:p/>
        </draw:polyline>
        <draw:polygon draw:style-name="gr3" draw:text-style-name="P3" draw:layer="layout" svg:width="0.247cm" svg:height="0.247cm" svg:x="2.2cm" svg:y="22.471cm" svg:viewBox="0 0 248 248" draw:points="248,125 0,248 62,125 0,0">
          <text:p/>
        </draw:polygon>
        <draw:polygon draw:style-name="gr2" draw:text-style-name="P2" draw:layer="layout" svg:width="0.247cm" svg:height="0.247cm" svg:x="2.2cm" svg:y="22.471cm" svg:viewBox="0 0 248 248" draw:points="248,125 0,248 62,125 0,0">
          <text:p/>
        </draw:polygon>
        <draw:polyline draw:style-name="gr2" draw:text-style-name="P2" draw:layer="layout" svg:width="12.347cm" svg:height="17.992cm" svg:x="1.781cm" svg:y="9.542cm" svg:viewBox="0 0 12348 17993" draw:points="12348,0 0,0 0,17993 481,17993">
          <text:p/>
        </draw:polyline>
        <draw:polygon draw:style-name="gr3" draw:text-style-name="P3" draw:layer="layout" svg:width="0.247cm" svg:height="0.247cm" svg:x="2.2cm" svg:y="27.41cm" svg:viewBox="0 0 248 248" draw:points="248,125 0,248 62,125 0,0">
          <text:p/>
        </draw:polygon>
        <draw:polygon draw:style-name="gr2" draw:text-style-name="P2" draw:layer="layout" svg:width="0.247cm" svg:height="0.247cm" svg:x="2.2cm" svg:y="27.41cm" svg:viewBox="0 0 248 248" draw:points="248,125 0,248 62,125 0,0">
          <text:p/>
        </draw:polygon>
        <draw:line draw:style-name="gr9" draw:text-style-name="P2" draw:layer="layout" svg:x1="16.245cm" svg:y1="10.6cm" svg:x2="16.245cm" svg:y2="12.845cm">
          <text:p/>
        </draw:line>
        <draw:polygon draw:style-name="gr10" draw:text-style-name="P8" draw:layer="layout" svg:width="0.247cm" svg:height="0.247cm" svg:x="16.121cm" svg:y="12.783cm" svg:viewBox="0 0 248 248" draw:points="124,248 0,0 124,62 248,0">
          <text:p/>
        </draw:polygon>
        <draw:polygon draw:style-name="gr9" draw:text-style-name="P2" draw:layer="layout" svg:width="0.247cm" svg:height="0.247cm" svg:x="16.121cm" svg:y="12.783cm" svg:viewBox="0 0 248 248" draw:points="124,248 0,0 124,62 248,0">
          <text:p/>
        </draw:polygon>
        <draw:polygon draw:style-name="gr11" draw:text-style-name="P9" draw:layer="layout" svg:width="4.234cm" svg:height="2.116cm" svg:x="14.128cm" svg:y="8.484cm" svg:viewBox="0 0 4235 2117" draw:points="0,0 4235,0 4235,2117 0,2117">
          <text:p/>
        </draw:polygon>
        <draw:polygon draw:style-name="gr5" draw:text-style-name="P2" draw:layer="layout" svg:width="4.234cm" svg:height="2.116cm" svg:x="14.128cm" svg:y="8.484cm" svg:viewBox="0 0 4235 2117" draw:points="0,0 4235,0 4235,2117 0,2117">
          <text:p/>
        </draw:polygon>
        <draw:path draw:style-name="gr6" draw:text-style-name="P5" draw:layer="layout" svg:width="2.585cm" svg:height="0.4cm" svg:x="14.925cm" svg:y="9.107cm" svg:viewBox="0 0 2586 401" svg:d="M38 214c1 17 6 31 13 42 13 21 37 31 72 31 15 0 29-2 42-7 25-8 37-25 37-47 0-16-5-28-16-35-10-7-27-13-49-18l-41-9c-27-6-46-13-57-20-19-13-29-32-29-57 0-27 9-50 28-67 19-18 46-27 80-27 32 0 59 8 82 23 22 16 33 40 33 74h-39c-2-16-6-29-13-37-12-16-34-24-64-24-24 0-41 5-52 15s-16 22-16 36c0 15 6 26 19 32 8 5 26 10 55 17l42 10c21 4 37 11 48 19 19 14 29 35 29 62 0 33-12 58-37 73-24 14-53 22-85 22-38 0-67-10-89-29-21-20-32-47-31-79zM427 96c14 8 26 17 33 29 8 11 13 24 15 39 3 10 4 27 4 49h-163c1 22 6 40 16 54s26 21 46 21 35-6 47-20c6-7 11-16 14-26h37c-1 8-5 17-10 27-6 11-12 20-18 26-12 11-26 18-42 22-9 2-19 4-31 4-27 0-51-11-70-31-19-21-29-49-29-85 0-35 10-64 29-86 20-23 45-34 76-34 16 0 31 4 46 11zM440 183c-1-16-5-29-10-38-10-18-27-27-51-27-17 0-32 6-43 18-12 13-18 28-19 47zM524 90h36v32c10-13 21-23 33-28 12-6 25-9 39-9 31 0 53 11 64 33 6 12 9 29 9 52v143h-38v-141c0-13-2-24-6-33-7-13-19-20-36-20-9 0-16 1-22 2-10 4-19 10-27 19-6 7-10 15-12 22-2 8-3 19-3 34v117h-37zM782 242c1 13 4 22 9 30 9 12 26 18 49 18 14 0 26-3 36-9 11-6 16-17 16-29 0-10-4-17-13-22-5-3-16-6-32-10l-29-8c-19-4-33-10-42-15-16-11-24-24-24-42 0-21 8-38 23-51s35-20 61-20c33 0 57 10 72 30 9 12 14 26 13 40h-35c-1-8-4-16-9-23-8-10-23-15-44-15-14 0-25 3-32 8-7 6-11 13-11 22s5 17 14 23c6 3 14 6 25 9l24 6c27 6 45 13 54 19 14 9 22 24 22 45 0 19-8 37-23 52-15 14-37 21-68 21-33 0-56-7-70-22s-21-35-22-57zM1110 260c9-19 14-40 14-63 0-20-4-37-10-50-11-20-29-31-54-31-23 0-40 9-50 26-10 18-16 39-16 63s6 43 16 59c10 17 27 25 49 25 25 0 42-10 51-29zM1133 112c20 19 29 47 29 84 0 36-8 66-26 90-17 23-44 35-80 35-31 0-55-11-73-31-18-22-27-49-27-84 0-37 10-67 29-89 18-22 44-33 76-33 28 0 52 9 72 28zM1208 90h35v39c3-8 10-17 21-28 12-10 25-16 39-16 1 0 2 0 4 1 2 0 4 0 8 0v40c-2-1-4-1-6-1s-4 0-6 0c-19 0-33 6-43 18s-15 26-15 41v129h-37zM1601 265c12-15 18-36 18-65 0-18-3-33-8-46-10-24-27-36-53-36s-43 12-53 38c-5 14-8 32-8 53 0 17 3 31 8 43 10 24 27 36 53 36 17 0 32-8 43-23zM1462 91h36v30c7-10 15-18 24-24 13-8 28-12 45-12 25 0 46 10 63 29 18 19 27 46 27 82 0 48-13 84-38 104-16 14-35 20-56 20-17 0-31-4-42-11-7-4-14-11-22-21v113h-37zM1839 260c9-19 13-40 13-63 0-20-3-37-10-50-10-20-28-31-54-31-22 0-39 9-49 26-11 18-16 39-16 63s5 43 16 59c10 17 26 25 49 25 24 0 41-10 51-29zM1862 112c20 19 30 47 30 84 0 36-8 66-27 90-17 23-44 35-81 35-30 0-54-11-72-31-18-22-27-49-27-84 0-37 9-67 28-89s44-33 76-33c29 0 53 9 73 28zM1954 90l42 175 43-175h42l43 174 46-174h37l-64 223h-39l-45-173-44 173h-38l-64-223zM2380 96c14 8 26 17 33 29 8 11 13 24 15 39 2 10 3 27 3 49h-162c1 22 6 40 16 54s25 21 46 21c20 0 35-6 47-20 6-7 11-16 14-26h36c-1 8-4 17-9 27-6 11-12 20-19 26-11 11-25 18-41 22-9 2-20 4-31 4-27 0-51-11-70-31-19-21-29-49-29-85 0-35 10-64 29-86 20-23 45-34 76-34 16 0 31 4 46 11zM2393 183c-1-16-5-29-10-38-11-18-28-27-51-27-17 0-32 6-43 18-12 13-18 28-19 47zM2478 90h35v39c3-8 10-17 22-28 11-10 24-16 39-16 1 0 2 0 3 1 2 0 5 0 9 0v40c-2-1-4-1-6-1s-4 0-6 0c-19 0-34 6-44 18s-15 26-15 41v129h-37z">
          <text:p/>
        </draw:path>
        <draw:path draw:style-name="gr6" draw:text-style-name="P5" draw:layer="layout" svg:width="2.92cm" svg:height="0.395cm" svg:x="14.757cm" svg:y="9.604cm" svg:viewBox="0 0 2921 396" svg:d="M55 261c10 16 26 24 48 24 17 0 31-7 42-22s17-36 17-64-6-49-17-62c-12-14-26-20-42-20-19 0-34 7-46 21-12 15-18 36-18 63 0 24 5 44 16 60zM138 95c7 4 14 11 23 22v-113h35v306h-33v-31c-9 13-19 23-31 29s-25 9-41 9c-24 0-46-10-64-31-18-20-27-48-27-82 0-33 8-61 25-84 16-24 40-36 70-36 17 0 32 4 43 11zM251 89h38v221h-38zM251 5h38v42h-38zM367 240c1 13 4 22 9 29 10 12 26 18 49 18 14 0 26-3 37-9 10-6 15-16 15-28 0-10-4-17-12-22-6-3-16-6-32-10l-30-8c-19-5-33-10-41-16-16-10-24-24-24-41 0-21 7-38 22-51s36-20 61-20c33 0 57 10 72 30 9 12 14 26 14 40h-36c0-9-3-16-8-23-9-10-24-15-45-15-14 0-25 3-32 8-7 6-11 13-11 22s5 17 15 23c5 3 13 6 24 9l25 6c26 6 44 13 53 19 15 9 22 24 22 44s-7 37-22 52c-15 14-38 21-69 21-33 0-56-7-70-22-13-15-21-34-22-56zM564 25h38v63h35v31h-35v144c0 8 2 13 8 16 2 1 7 2 14 2 2 0 4 0 6 0s4-1 7-1v30c-4 1-9 2-13 2-5 1-10 1-15 1-18 0-29-4-36-13-6-9-9-21-9-35v-146h-30v-31h30zM675 88h35v38c3-7 10-16 22-27 11-10 24-16 39-16 0 0 2 0 3 0 2 1 5 1 9 1v40c-2-1-4-1-6-1s-4-1-6-1c-19 0-34 7-44 19s-15 26-15 41v128h-37zM815 89h37v221h-37zM815 5h37v42h-37zM905 4h37v111c8-11 17-19 29-24 11-6 23-9 37-9 27 0 49 10 67 29 17 19 25 47 25 84 0 35-8 64-25 87s-41 35-71 35c-16 0-31-4-42-13-7-4-14-12-22-23v29h-35zM1047 260c10-16 15-37 15-64 0-23-5-42-15-57-10-16-24-23-44-23-17 0-32 6-44 18-13 13-19 34-19 62 0 21 2 38 7 51 10 25 28 37 55 37 20 0 35-8 45-24zM1181 88v147c0 11 2 21 5 28 7 13 19 20 37 20 26 0 44-12 53-35 5-12 8-29 8-51v-109h38v222h-36v-33c-5 8-11 15-18 21-14 12-31 18-51 18-32 0-53-11-65-32-6-11-9-26-9-45v-151zM1387 25h38v63h35v31h-35v144c0 8 3 13 8 16 3 1 8 2 14 2 2 0 4 0 6 0s5-1 7-1v30c-4 1-8 2-13 2-4 1-9 1-15 1-17 0-29-4-35-13s-10-21-10-35v-146h-29v-31h29zM1497 89h38v221h-38zM1497 5h38v42h-38zM1730 258c9-19 14-40 14-63 0-20-4-37-10-50-11-21-29-31-55-31-22 0-39 9-49 26-11 18-16 39-16 63s5 43 16 59c10 16 27 24 49 24 25 0 42-10 51-28zM1753 110c20 19 29 47 29 84 0 36-8 65-26 89-17 23-44 35-80 35-31 0-55-11-73-31-18-21-27-49-27-83 0-37 10-67 28-89 19-22 45-33 76-33 29 0 53 9 73 28zM1827 88h35v32c10-13 21-23 33-28 12-6 25-9 39-9 32 0 53 11 64 33 6 12 9 29 9 52v142h-38v-140c0-13-2-24-6-33-6-13-18-20-36-20-9 0-16 1-22 2-10 3-19 9-26 19-7 7-11 14-12 22-2 8-3 19-3 34v116h-37zM2277 0c-21 42-35 73-42 94-10 30-15 65-15 104 0 40 6 77 17 110 7 20 21 50 41 88h-25c-20-31-33-52-38-60-4-9-10-21-15-36-8-20-13-42-16-65-2-12-3-23-3-34 0-41 7-77 20-109 8-21 25-52 50-92zM2345 234c2 21 12 36 29 44 9 4 19 6 31 6 22 0 38-7 49-21s16-29 16-46c0-21-6-37-19-48-13-12-28-17-45-17-13 0-24 2-33 7s-17 12-24 21l-32-2 23-160h153v35h-126l-12 84c7-5 13-9 19-12 11-5 24-7 39-7 27 0 50 9 69 26 19 18 28 40 28 67 0 28-9 53-26 74s-45 32-83 32c-24 0-45-7-64-20-18-14-29-35-31-63zM2584 5l87 259 87-259h46l-111 305h-44l-110-305zM2825 396c22-43 36-74 42-93 10-30 15-65 15-105 0-39-6-76-17-109-7-21-21-51-41-89h25c21 34 34 55 39 63 4 8 9 20 14 33 7 18 12 35 15 51 2 17 4 34 4 49 0 41-7 77-20 109-8 21-25 51-50 91z">
          <text:p/>
        </draw:path>
        <draw:line draw:style-name="gr2" draw:text-style-name="P2" draw:layer="layout" svg:x1="23.3cm" svg:y1="5.662cm" svg:x2="23.3cm" svg:y2="8.259cm">
          <text:p/>
        </draw:line>
        <draw:polygon draw:style-name="gr3" draw:text-style-name="P3" draw:layer="layout" svg:width="0.247cm" svg:height="0.247cm" svg:x="23.177cm" svg:y="8.197cm" svg:viewBox="0 0 248 248" draw:points="124,248 0,0 124,63 248,0">
          <text:p/>
        </draw:polygon>
        <draw:polygon draw:style-name="gr2" draw:text-style-name="P2" draw:layer="layout" svg:width="0.247cm" svg:height="0.247cm" svg:x="23.177cm" svg:y="8.197cm" svg:viewBox="0 0 248 248" draw:points="124,248 0,0 124,63 248,0">
          <text:p/>
        </draw:polygon>
        <draw:polygon draw:style-name="gr12" draw:text-style-name="P10" draw:layer="layout" svg:width="4.233cm" svg:height="2.117cm" svg:x="21.184cm" svg:y="3.545cm" svg:viewBox="0 0 4234 2118" draw:points="0,0 4234,0 4234,2118 0,2118">
          <text:p/>
        </draw:polygon>
        <draw:polygon draw:style-name="gr13" draw:text-style-name="P2" draw:layer="layout" svg:width="4.233cm" svg:height="2.117cm" svg:x="21.184cm" svg:y="3.545cm" svg:viewBox="0 0 4234 2118" draw:points="0,0 4234,0 4234,2118 0,2118">
          <text:p/>
        </draw:polygon>
        <draw:path draw:style-name="gr6" draw:text-style-name="P5" draw:layer="layout" svg:width="2.717cm" svg:height="0.393cm" svg:x="21.913cm" svg:y="3.928cm" svg:viewBox="0 0 2718 394" svg:d="M182 180l-46-134-49 134zM115 1h46l110 305h-45l-31-91h-120l-33 91h-42zM305 83h35v39c3-8 10-17 21-27 11-11 25-17 39-17 1 0 2 1 4 1 1 0 4 0 8 1v39c-2-1-4-1-6-1s-4 0-6 0c-19 0-33 6-43 18s-15 26-15 42v128h-37zM483 257c10 16 26 24 48 24 17 0 31-7 43-22 11-15 16-36 16-64 0-29-6-49-17-63-11-13-26-20-42-20-19 0-34 7-46 21-12 15-17 36-17 65 0 23 5 43 15 59zM566 90c7 4 14 12 23 22v-112h36v306h-34v-31c-9 14-19 24-31 30s-25 9-40 9c-25 0-47-11-65-31-18-21-27-49-27-83 0-33 9-61 25-85 17-24 40-35 71-35 17 0 31 3 42 10zM717 83v148c0 12 1 21 5 28 7 13 19 20 37 20 26 0 44-12 53-35 5-12 8-29 8-51v-110h37v223h-35v-33c-5 9-11 16-18 21-14 12-31 18-52 18-31 0-53-11-64-32-6-11-9-26-9-45v-152zM915 84h38v222h-38zM915 1h38v42h-38zM1009 83h35v32c10-13 21-22 33-28s25-9 39-9c32 0 53 11 65 33 6 12 9 30 9 52v143h-39v-141c0-13-2-24-6-32-6-14-18-21-36-21-9 0-16 1-22 3-10 3-19 9-26 18-7 7-11 15-12 22-2 8-3 19-3 35v116h-37zM1383 254c10-19 14-40 14-62s-3-39-10-52c-10-20-28-31-54-31-23 0-39 9-49 27-11 17-16 38-16 63 0 24 5 44 16 59 10 16 26 24 49 24 24 0 41-9 50-28zM1407 106c19 19 29 47 29 84 0 36-9 66-26 89s-44 35-81 35c-30 0-54-10-72-31s-27-48-27-83c0-38 9-68 28-90s44-33 76-33c29 0 53 10 73 29zM1734 259c12-15 18-36 18-65 0-19-3-34-8-47-10-24-27-36-53-36s-43 13-53 38c-5 14-7 32-7 54 0 17 2 32 7 44 10 22 27 34 53 34 17 0 32-7 43-22zM1595 84h36v30c7-10 16-18 24-24 13-8 28-12 45-12 25 0 46 10 63 29 18 19 27 47 27 83 0 49-13 83-38 104-16 13-35 19-56 19-17 0-31-3-42-11-7-4-14-11-22-21v113h-37zM1972 254c9-19 13-40 13-62s-3-39-10-52c-10-20-28-31-54-31-22 0-39 9-49 27-11 17-16 38-16 63 0 24 5 44 16 59 10 16 26 24 49 24 25 0 41-9 51-28zM1995 106c19 19 29 47 29 84 0 36-8 66-26 89-17 23-44 35-81 35-30 0-54-10-72-31s-27-48-27-83c0-38 9-68 28-90s44-33 76-33c29 0 53 10 73 29zM2086 83l42 176 43-176h42l43 175 46-175h37l-64 223h-39l-45-173-44 173h-38l-64-223zM2512 90c14 7 26 16 33 28 8 11 13 24 15 39 2 10 4 27 4 50h-163c1 22 6 41 16 54 10 14 25 20 46 20 20 0 35-6 47-19 6-7 11-16 14-26h36c-1 9-4 18-9 28-6 10-12 18-18 24-12 11-26 19-42 22-9 3-20 4-31 4-27 0-51-10-70-30s-29-49-29-85 10-65 29-87c20-22 45-34 76-34 16 0 31 4 46 12zM2525 176c-1-16-5-29-10-38-10-18-27-27-51-27-17 0-32 6-43 18-12 13-18 28-19 47zM2610 83h36v39c2-8 10-17 21-27 11-11 24-17 39-17 1 0 2 1 3 1 2 0 5 0 9 1v39c-2-1-4-1-6-1s-4 0-6 0c-19 0-33 6-44 18-10 12-15 26-15 42v128h-37z">
          <text:p/>
        </draw:path>
        <draw:path draw:style-name="gr6" draw:text-style-name="P5" draw:layer="layout" svg:width="1.515cm" svg:height="0.392cm" svg:x="22.499cm" svg:y="4.423cm" svg:viewBox="0 0 1516 393" svg:d="M24 284c-16-19-24-43-24-70h39c2 19 5 33 11 42 9 15 27 23 52 23 20 0 35-5 47-16 12-10 18-24 18-40 0-21-6-35-19-43-12-8-29-12-52-12-2 0-5 0-7 0-3 0-5 0-8 0v-33c4 1 7 1 10 1 2 0 5 0 8 0 14 0 26-2 35-6 15-8 23-22 23-42 0-15-5-27-16-35-10-8-22-12-36-12-25 0-42 8-52 25-5 10-8 23-9 40h-36c0-22 4-42 13-57 15-28 42-42 80-42 30 0 53 7 70 20 16 14 25 33 25 60 0 18-5 33-15 44-6 7-14 13-23 17 15 4 27 12 36 24 9 13 13 27 13 45 0 28-9 51-28 69-18 18-45 27-79 27-35 0-60-10-76-29zM262 260h43v45h-43zM377 284c-16-19-24-43-24-70h39c2 19 5 33 11 42 9 15 27 23 52 23 19 0 35-5 47-16 12-10 18-24 18-40 0-21-6-35-19-43-12-8-30-12-52-12-2 0-5 0-7 0-3 0-6 0-8 0v-33c4 1 7 1 10 1 2 0 5 0 8 0 14 0 25-2 34-6 16-8 24-22 24-42 0-15-5-27-16-35-10-8-22-12-36-12-25 0-42 8-52 25-5 10-8 23-9 40h-37c0-22 5-42 14-57 15-28 41-42 80-42 30 0 53 7 70 20 16 14 25 33 25 60 0 18-5 33-15 44-6 7-14 13-24 17 16 4 28 12 37 24 9 13 13 27 13 45 0 28-9 51-28 69s-45 27-79 27c-35 0-61-10-76-29zM634 0l88 260 86-260h46l-111 305h-43l-111-305zM1143 258c11-15 17-36 17-65 0-18-2-33-8-46-9-24-27-36-52-36-26 0-44 13-53 38-5 14-8 32-8 53 0 17 3 31 8 43 9 23 27 35 53 35 17 0 31-8 43-22zM1003 84h36v30c8-10 16-18 25-24 12-8 27-12 44-12 25 0 46 10 64 29 17 19 26 46 26 82 0 48-12 83-38 104-16 13-34 19-55 19-17 0-31-3-42-11-7-4-14-11-23-21v113h-37zM1242 84h37v221h-37zM1242 0h37v42h-37zM1335 83h36v32c10-13 21-22 33-28s25-9 39-9c31 0 53 11 64 33 6 12 9 29 9 52v142h-38v-140c0-13-2-24-6-32-7-14-19-21-36-21-9 0-16 1-22 3-10 3-19 9-27 18-6 7-10 15-12 22-2 8-3 19-3 34v116h-37z">
          <text:p/>
        </draw:path>
        <draw:path draw:style-name="gr6" draw:text-style-name="P5" draw:layer="layout" svg:width="1.985cm" svg:height="0.395cm" svg:x="22.272cm" svg:y="4.912cm" svg:viewBox="0 0 1986 396" svg:d="M96 0c-22 43-36 74-42 94-10 30-15 65-15 104 0 40 6 77 17 110 7 20 20 50 41 88h-25c-21-31-33-51-38-60s-10-21-16-35c-7-21-13-43-16-66-1-12-2-23-2-34 0-41 6-77 19-109 8-20 25-51 51-92zM157 88l59 180 62-180h40l-83 222h-40l-81-222zM350 89h38v221h-38zM350 5h38v43h-38zM484 276c8 6 17 9 28 9 13 0 26-3 38-9 22-10 32-26 32-49v-30c-4 3-10 5-17 7-8 2-16 3-22 4l-23 3c-14 2-24 5-30 9-12 6-18 17-18 31 0 10 4 19 12 25zM564 175c8-1 14-4 17-10 1-4 2-8 2-15 0-12-4-21-13-27s-23-9-40-9c-20 0-33 6-41 16-5 6-8 14-9 26h-35c1-27 9-46 27-57 17-11 36-16 59-16 27 0 48 5 64 15s24 25 24 46v128c0 3 1 7 3 9 1 2 5 3 10 3 1 0 3 0 5 0s5 0 7-1v28c-6 1-10 2-13 3-3 0-7 0-13 0-12 0-22-4-28-13-3-5-5-12-6-21-8 10-18 19-34 26-14 7-29 11-47 11-20 0-37-6-50-19-13-12-19-28-19-46 0-21 6-37 19-48 13-12 29-18 50-21zM820 240c1 13 4 22 9 29 9 12 26 18 49 18 14 0 26-3 36-9 11-6 16-16 16-28 0-10-4-17-13-22-5-3-16-6-31-10l-30-8c-19-4-33-10-42-16-16-10-24-24-24-41 0-21 8-38 23-51s35-20 61-20c33 0 57 10 72 30 9 12 14 26 13 40h-35c0-9-3-16-9-23-8-10-23-15-44-15-14 0-25 3-32 8-7 6-11 13-11 22s5 17 14 23c6 3 14 6 25 9l24 6c27 6 45 13 54 19 15 9 22 24 22 45 0 19-8 36-23 51-15 14-37 21-68 21-33 0-56-7-70-22s-21-34-22-56zM1009 4h38v114c8-11 16-19 23-23 12-8 27-12 45-12 32 0 54 11 66 34 6 12 9 29 9 51v142h-38v-140c0-16-3-28-7-36-6-12-19-18-38-18-15 0-29 5-42 16-12 11-18 31-18 60v118h-38zM1245 89h38v221h-38zM1245 5h38v43h-38zM1476 94c15 8 26 17 34 29 7 11 12 24 15 39 2 10 3 26 3 49h-162c1 22 6 40 16 54 10 13 25 20 46 20 19 0 35-6 46-19 7-7 12-16 14-26h37c-1 8-4 17-10 27-5 10-11 18-18 25-11 11-25 18-42 22-9 2-19 3-30 3-28 0-51-10-70-30s-29-48-29-84c0-35 10-64 29-86 19-23 44-34 76-34 15 0 31 4 45 11zM1490 181c-2-16-5-29-11-38-10-18-27-27-51-27-17 0-31 6-43 18-11 13-17 28-18 47zM1575 5h37v305h-37zM1706 261c10 16 26 24 49 24 17 0 31-7 42-22s17-36 17-64-6-49-18-62c-11-14-25-20-42-20-19 0-34 7-45 21-12 15-18 36-18 64 0 23 5 43 15 59zM1790 95c6 4 14 11 22 22v-113h36v306h-34v-31c-8 13-18 23-30 29s-26 9-41 9c-25 0-46-10-64-31-18-20-27-48-27-82 0-33 8-61 24-84 17-24 40-36 71-36 17 0 31 4 43 11zM1890 396c22-43 36-74 43-93 9-30 14-65 14-105 0-39-5-76-17-109-7-20-20-50-40-89h25c21 35 34 56 38 64 5 8 10 19 15 32 6 18 11 35 14 52 3 16 4 33 4 48 0 41-6 77-19 109-8 21-25 51-51 91z">
          <text:p/>
        </draw:path>
        <draw:polyline draw:style-name="gr2" draw:text-style-name="P2" draw:layer="layout" svg:width="0.706cm" svg:height="3.175cm" svg:x="25.417cm" svg:y="9.542cm" svg:viewBox="0 0 707 3176" draw:points="0,0 707,0 707,3176 225,3176">
          <text:p/>
        </draw:polyline>
        <draw:polygon draw:style-name="gr3" draw:text-style-name="P3" draw:layer="layout" svg:width="0.247cm" svg:height="0.247cm" svg:x="25.457cm" svg:y="12.594cm" svg:viewBox="0 0 248 248" draw:points="0,124 248,0 186,124 248,248">
          <text:p/>
        </draw:polygon>
        <draw:polygon draw:style-name="gr2" draw:text-style-name="P2" draw:layer="layout" svg:width="0.247cm" svg:height="0.247cm" svg:x="25.457cm" svg:y="12.594cm" svg:viewBox="0 0 248 248" draw:points="0,124 248,0 186,124 248,248">
          <text:p/>
        </draw:polygon>
        <draw:polygon draw:style-name="gr11" draw:text-style-name="P9" draw:layer="layout" svg:width="4.233cm" svg:height="2.116cm" svg:x="21.184cm" svg:y="8.484cm" svg:viewBox="0 0 4234 2117" draw:points="0,0 4234,0 4234,2117 0,2117">
          <text:p/>
        </draw:polygon>
        <draw:polygon draw:style-name="gr5" draw:text-style-name="P2" draw:layer="layout" svg:width="4.233cm" svg:height="2.116cm" svg:x="21.184cm" svg:y="8.484cm" svg:viewBox="0 0 4234 2117" draw:points="0,0 4234,0 4234,2117 0,2117">
          <text:p/>
        </draw:polygon>
        <draw:path draw:style-name="gr6" draw:text-style-name="P5" draw:layer="layout" svg:width="2.585cm" svg:height="0.4cm" svg:x="21.98cm" svg:y="9.107cm" svg:viewBox="0 0 2586 401" svg:d="M39 214c1 17 5 31 12 42 14 21 38 31 72 31 16 0 30-2 43-7 24-8 36-25 36-47 0-16-5-28-15-35-11-7-27-13-49-18l-42-9c-26-6-45-13-57-20-19-13-28-32-28-57 0-27 9-50 28-67 19-18 45-27 80-27 32 0 59 8 81 23 22 16 34 40 34 74h-39c-2-16-7-29-13-37-13-16-34-24-64-24-24 0-42 5-53 15-10 10-15 22-15 36 0 15 6 26 18 32 8 5 27 10 55 17l43 10c20 4 36 11 47 19 20 14 29 35 29 62 0 33-12 58-36 73-25 14-53 22-86 22-37 0-67-10-88-29-22-20-32-47-32-79zM427 96c15 8 26 17 34 29 7 11 12 24 15 39 2 10 3 27 3 49h-162c1 22 6 40 16 54s25 21 46 21c19 0 35-6 46-20 7-7 12-16 14-26h37c-1 8-4 17-10 27-5 11-11 20-18 26-11 11-25 18-42 22-9 2-19 4-30 4-28 0-51-11-70-31-19-21-29-49-29-85 0-35 10-64 29-86 19-23 44-34 76-34 15 0 31 4 45 11zM441 183c-2-16-5-29-11-38-10-18-27-27-51-27-17 0-31 6-43 18-11 13-17 28-18 47zM525 90h35v32c11-13 22-23 33-28 12-6 25-9 39-9 32 0 53 11 64 33 6 12 9 29 9 52v143h-38v-141c0-13-2-24-6-33-6-13-18-20-36-20-8 0-16 1-21 2-10 4-19 10-27 19-6 7-10 15-12 22-2 8-3 19-3 34v117h-37zM782 242c1 13 4 22 10 30 9 12 25 18 48 18 14 0 26-3 37-9 10-6 15-17 15-29 0-10-4-17-12-22-6-3-16-6-32-10l-30-8c-18-4-32-10-41-15-16-11-24-24-24-42 0-21 7-38 22-51s36-20 61-20c34 0 58 10 72 30 10 12 14 26 14 40h-35c-1-8-4-16-9-23-9-10-24-15-45-15-14 0-24 3-32 8-7 6-10 13-10 22s4 17 14 23c5 3 13 6 24 9l25 6c27 6 44 13 54 19 14 9 21 24 21 45 0 19-7 37-22 52-15 14-38 21-68 21-33 0-57-7-70-22-14-15-22-35-22-57zM1110 260c10-19 14-40 14-63 0-20-3-37-10-50-10-20-28-31-54-31-23 0-39 9-50 26-10 18-15 39-15 63s5 43 15 59c11 17 27 25 50 25 24 0 41-10 50-29zM1133 112c20 19 30 47 30 84 0 36-9 66-26 90-17 23-44 35-81 35-30 0-54-11-72-31-18-22-27-49-27-84 0-37 9-67 28-89s44-33 76-33c29 0 53 9 72 28zM1208 90h36v39c2-8 10-17 21-28 11-10 24-16 39-16 1 0 2 0 3 1 2 0 5 0 9 0v40c-2-1-4-1-6-1s-4 0-6 0c-19 0-33 6-43 18-11 12-16 26-16 41v129h-37zM1602 265c11-15 17-36 17-65 0-18-2-33-7-46-10-24-28-36-53-36-26 0-44 12-53 38-5 14-8 32-8 53 0 17 3 31 8 43 9 24 27 36 53 36 17 0 31-8 43-23zM1462 91h36v30c8-10 16-18 25-24 12-8 27-12 44-12 25 0 46 10 64 29 17 19 26 46 26 82 0 48-12 84-38 104-16 14-34 20-55 20-17 0-31-4-42-11-7-4-14-11-23-21v113h-37zM1839 260c9-19 14-40 14-63 0-20-3-37-10-50-11-20-29-31-54-31-23 0-39 9-50 26-10 18-15 39-15 63s5 43 15 59c11 17 27 25 49 25 25 0 42-10 51-29zM1862 112c20 19 30 47 30 84 0 36-9 66-26 90-18 23-45 35-81 35-31 0-55-11-73-31-18-22-27-49-27-84 0-37 10-67 29-89s44-33 76-33c28 0 52 9 72 28zM1953 90l43 175 43-175h42l43 174 45-174h37l-64 223h-38l-46-173-43 173h-39l-64-223zM2379 96c15 8 26 17 34 29 7 11 12 24 15 39 2 10 3 27 3 49h-162c0 22 6 40 16 54s25 21 46 21c19 0 35-6 46-20 7-7 12-16 14-26h37c-1 8-4 17-10 27-5 11-11 20-18 26-11 11-25 18-42 22-9 2-19 4-30 4-28 0-51-11-70-31-20-21-29-49-29-85 0-35 10-64 29-86 19-23 44-34 75-34 16 0 31 4 46 11zM2393 183c-2-16-5-29-11-38-10-18-27-27-51-27-17 0-31 6-43 18-11 13-18 28-18 47zM2478 90h35v39c3-8 10-17 21-28 12-10 25-16 40-16 1 0 2 0 4 1 2 0 4 0 8 0v40c-2-1-4-1-6-1s-4 0-6 0c-20 0-34 6-44 18s-15 26-15 41v129h-37z">
          <text:p/>
        </draw:path>
        <draw:path draw:style-name="gr6" draw:text-style-name="P5" draw:layer="layout" svg:width="3.273cm" svg:height="0.395cm" svg:x="21.636cm" svg:y="9.604cm" svg:viewBox="0 0 3274 396" svg:d="M55 261c10 16 26 24 48 24 17 0 31-7 43-22 11-15 16-36 16-64s-6-49-17-62c-11-14-26-20-42-20-19 0-34 7-46 21-12 15-17 36-17 63 0 24 5 44 15 60zM138 95c7 4 14 11 23 22v-113h36v306h-34v-31c-9 13-19 23-31 29s-25 9-40 9c-25 0-47-10-65-31-18-20-27-48-27-82 0-33 9-61 25-84 17-24 40-36 71-36 17 0 31 4 42 11zM251 89h38v221h-38zM251 5h38v42h-38zM367 240c1 13 4 22 10 29 9 12 25 18 48 18 14 0 26-3 37-9 10-6 15-16 15-28 0-10-4-17-12-22-6-3-16-6-32-10l-30-8c-18-5-32-10-41-16-16-10-24-24-24-41 0-21 7-38 22-51s36-20 61-20c34 0 58 10 72 30 10 12 14 26 14 40h-35c-1-9-4-16-9-23-9-10-24-15-45-15-14 0-24 3-32 8-7 6-10 13-10 22s4 17 14 23c5 3 13 6 24 9l25 6c27 6 44 13 54 19 14 9 21 24 21 44s-7 37-22 52c-15 14-38 21-69 21-32 0-56-7-69-22-14-15-22-34-23-56zM564 25h38v63h35v31h-35v144c0 8 2 13 8 16 3 1 7 2 14 2 2 0 4 0 6 0s4-1 7-1v30c-4 1-9 2-13 2-5 1-10 1-15 1-17 0-29-4-35-13-7-9-10-21-10-35v-146h-30v-31h30zM675 88h36v38c2-7 10-16 21-27 11-10 24-16 39-16 1 0 2 0 3 0 2 1 5 1 9 1v40c-2-1-4-1-6-1s-4-1-6-1c-19 0-33 7-43 19-11 12-16 26-16 41v128h-37zM815 89h38v221h-38zM815 5h38v42h-38zM906 4h36v111c8-11 18-19 29-24 11-6 23-9 37-9 27 0 50 10 67 29s26 47 26 84c0 35-9 64-26 87s-40 35-70 35c-17 0-31-4-43-13-7-4-14-12-22-23v29h-34zM1047 260c10-16 15-37 15-64 0-23-5-42-15-57-10-16-24-23-44-23-17 0-31 6-44 18-13 13-19 34-19 62 0 21 2 38 8 51 9 25 28 37 54 37 20 0 35-8 45-24zM1181 88v147c0 11 2 21 5 28 7 13 19 20 37 20 26 0 44-12 53-35 5-12 8-29 8-51v-109h37v222h-35v-33c-4 8-10 15-18 21-14 12-31 18-51 18-32 0-53-11-65-32-6-11-9-26-9-45v-151zM1387 25h37v63h36v31h-36v144c0 8 3 13 8 16 3 1 8 2 15 2 1 0 3 0 5 0s5-1 8-1v30c-5 1-9 2-14 2-4 1-9 1-15 1-17 0-29-4-35-13s-9-21-9-35v-146h-30v-31h30zM1497 89h37v221h-37zM1497 5h37v42h-37zM1729 258c9-19 14-40 14-63 0-20-4-37-10-50-11-21-29-31-54-31-23 0-40 9-50 26-10 18-16 39-16 63s6 43 16 59 27 24 49 24c25 0 42-10 51-28zM1752 110c20 19 30 47 30 84 0 36-9 65-27 89-17 23-44 35-80 35-31 0-55-11-73-31-18-21-27-49-27-83 0-37 10-67 29-89 18-22 44-33 76-33 28 0 52 9 72 28zM1826 88h35v32c11-13 22-23 33-28 12-6 25-9 39-9 32 0 53 11 64 33 6 12 9 29 9 52v142h-38v-140c0-13-2-24-6-33-6-13-18-20-36-20-8 0-16 1-21 2-11 3-19 9-27 19-6 7-10 14-12 22s-3 19-3 34v116h-37zM2276 0c-21 42-35 73-42 94-9 30-14 65-14 104 0 40 5 77 16 110 7 20 21 50 41 88h-25c-20-31-33-52-37-60-5-9-10-21-16-36-8-20-13-42-16-65-2-12-2-23-2-34 0-41 6-77 19-109 8-21 25-52 51-92zM2326 289c-16-19-24-43-24-70h39c1 19 5 33 10 41 10 16 28 24 53 24 19 0 35-6 47-16s18-24 18-41c0-20-7-34-19-42s-30-12-52-12c-2 0-5 0-8 0-2 0-5 0-7 0v-33c4 0 7 1 9 1 3 0 6 0 9 0 14 0 25-2 34-7 16-7 24-21 24-41 0-15-5-27-16-35-10-8-23-12-37-12-24 0-41 8-51 25-5 10-8 23-9 40h-37c0-22 5-42 14-58 15-27 41-41 80-41 30 0 53 7 70 20 16 14 24 33 24 60 0 18-4 33-14 44-6 7-14 12-24 16 16 5 28 13 37 25 8 12 13 27 13 45 0 28-10 51-28 69-19 18-45 27-79 27-35 0-61-10-76-29zM2563 264h43v46h-43zM2678 289c-15-19-23-43-23-70h39c1 19 5 33 10 41 10 16 27 24 53 24 19 0 35-6 47-16s17-24 17-41c0-20-6-34-18-42-13-8-30-12-52-12-3 0-5 0-8 0-2 0-5 0-8 0v-33c4 0 8 1 10 1 3 0 6 0 9 0 14 0 25-2 34-7 16-7 24-21 24-41 0-15-6-27-16-35-11-8-23-12-37-12-25 0-42 8-51 25-5 10-8 23-9 40h-37c0-22 5-42 13-58 15-27 42-41 80-41 31 0 54 7 70 20 17 14 25 33 25 60 0 18-5 33-14 44-7 7-14 12-24 16 16 5 28 13 36 25 9 12 14 27 14 45 0 28-10 51-28 69-19 18-45 27-79 27-36 0-61-10-77-29zM2937 5l87 259 87-259h46l-111 305h-44l-111-305zM3178 396c22-43 36-74 42-93 10-30 15-65 15-105 0-39-6-76-17-109-7-21-21-51-41-89h25c21 34 34 55 39 63 4 8 9 20 14 33 7 18 12 35 14 51 3 17 5 34 5 49 0 41-7 77-20 109-8 21-25 51-50 91z">
          <text:p/>
        </draw:path>
        <draw:polyline draw:style-name="gr9" draw:text-style-name="P2" draw:layer="layout" svg:width="2.469cm" svg:height="3.656cm" svg:x="6.72cm" svg:y="12.717cm" svg:viewBox="0 0 2470 3657" draw:points="0,0 2470,0 2470,3657">
          <text:p/>
        </draw:polyline>
        <draw:polygon draw:style-name="gr10" draw:text-style-name="P8" draw:layer="layout" svg:width="0.247cm" svg:height="0.247cm" svg:x="9.066cm" svg:y="16.311cm" svg:viewBox="0 0 248 248" draw:points="123,248 0,0 123,63 248,0">
          <text:p/>
        </draw:polygon>
        <draw:polygon draw:style-name="gr9" draw:text-style-name="P2" draw:layer="layout" svg:width="0.247cm" svg:height="0.247cm" svg:x="9.066cm" svg:y="16.311cm" svg:viewBox="0 0 248 248" draw:points="123,248 0,0 123,63 248,0">
          <text:p/>
        </draw:polygon>
        <draw:polygon draw:style-name="gr14" draw:text-style-name="P11" draw:layer="layout" svg:width="4.233cm" svg:height="2.116cm" svg:x="2.487cm" svg:y="11.659cm" svg:viewBox="0 0 4234 2117" draw:points="0,0 4234,0 4234,2117 0,2117">
          <text:p/>
        </draw:polygon>
        <draw:polygon draw:style-name="gr9" draw:text-style-name="P2" draw:layer="layout" svg:width="4.233cm" svg:height="2.116cm" svg:x="2.487cm" svg:y="11.659cm" svg:viewBox="0 0 4234 2117" draw:points="0,0 4234,0 4234,2117 0,2117">
          <text:p/>
        </draw:polygon>
        <draw:path draw:style-name="gr6" draw:text-style-name="P5" draw:layer="layout" svg:width="0.872cm" svg:height="0.336cm" svg:x="4.158cm" svg:y="12.529cm" svg:viewBox="0 0 873 337" svg:d="M0 8h59l87 258 87-258h58v305h-39v-180c0-6 0-16 1-30 0-15 0-30 0-47l-87 257h-40l-88-257v9c0 8 1 20 1 35s0 26 0 33v180h-39zM631 312l-20 25-47-36c-12 6-24 11-37 15s-28 5-43 5c-47 0-84-15-111-46-23-30-35-67-35-113 0-41 10-76 30-106 27-38 65-56 117-56 53 0 93 17 119 51 20 28 31 63 31 105 0 19-4 38-8 56-8 28-20 50-37 67zM513 283c7-1 14-4 19-7l-33-26 21-25 39 30c13-14 21-30 26-48 4-18 7-35 7-51 0-36-10-64-28-87-19-22-45-33-77-33-33 0-59 11-78 32s-29 54-29 97c0 37 10 66 28 87 18 22 45 33 81 33 8 0 16-1 24-2zM873 21v32c-10 9-22 26-38 49s-30 48-42 74-21 49-27 71c-4 13-10 35-16 66h-41c9-57 30-113 62-169 19-33 39-61 60-86h-164v-37z">
          <text:p/>
        </draw:path>
        <draw:polyline draw:style-name="gr9" draw:text-style-name="P2" draw:layer="layout" svg:width="1.186cm" svg:height="1.94cm" svg:x="6.72cm" svg:y="15.187cm" svg:viewBox="0 0 1187 1941" draw:points="0,0 705,0 705,1941 1187,1941">
          <text:p/>
        </draw:polyline>
        <draw:polygon draw:style-name="gr10" draw:text-style-name="P8" draw:layer="layout" svg:width="0.247cm" svg:height="0.247cm" svg:x="7.845cm" svg:y="17.003cm" svg:viewBox="0 0 248 248" draw:points="248,125 0,248 61,125 0,0">
          <text:p/>
        </draw:polygon>
        <draw:polygon draw:style-name="gr9" draw:text-style-name="P2" draw:layer="layout" svg:width="0.247cm" svg:height="0.247cm" svg:x="7.845cm" svg:y="17.003cm" svg:viewBox="0 0 248 248" draw:points="248,125 0,248 61,125 0,0">
          <text:p/>
        </draw:polygon>
        <draw:polygon draw:style-name="gr14" draw:text-style-name="P11" draw:layer="layout" svg:width="4.233cm" svg:height="2.117cm" svg:x="2.487cm" svg:y="14.128cm" svg:viewBox="0 0 4234 2118" draw:points="0,0 4234,0 4234,2118 0,2118">
          <text:p/>
        </draw:polygon>
        <draw:polygon draw:style-name="gr9" draw:text-style-name="P2" draw:layer="layout" svg:width="4.233cm" svg:height="2.117cm" svg:x="2.487cm" svg:y="14.128cm" svg:viewBox="0 0 4234 2118" draw:points="0,0 4234,0 4234,2118 0,2118">
          <text:p/>
        </draw:polygon>
        <draw:path draw:style-name="gr6" draw:text-style-name="P5" draw:layer="layout" svg:width="1.271cm" svg:height="0.336cm" svg:x="3.911cm" svg:y="14.998cm" svg:viewBox="0 0 1272 337" svg:d="M0 8h59l87 257 87-257h58v305h-39v-180c0-6 0-17 1-31 0-14 0-30 0-46l-87 257h-40l-87-257v9c0 8 0 19 0 34s1 27 1 34v180h-40zM632 312l-20 25-47-36c-12 7-24 12-38 15-13 4-27 6-43 6-47 0-84-15-111-47-23-30-35-68-35-113 0-41 10-76 30-106 27-37 65-56 117-56 54 0 94 17 120 52 20 27 30 61 30 103 0 20-3 38-7 56-8 28-20 50-37 68zM513 282c7-1 14-3 19-7l-33-26 21-25 40 31c13-15 21-31 26-48 4-18 7-35 7-51 0-36-10-65-28-87-19-21-46-32-78-32-33 0-59 10-78 31s-29 53-29 96c0 37 10 66 28 88 18 21 45 32 81 32 8 0 16 0 24-2zM692 102v-28c27-3 45-7 56-13s19-21 24-44h29v296h-39v-211zM921 292c-16-20-24-43-24-71h39c1 19 5 33 10 42 10 15 28 23 53 23 19 0 35-5 47-15 12-11 18-24 18-41 0-20-7-35-19-43-13-8-30-12-52-12-3 0-5 0-8 0-2 0-5 0-7 0v-32c4 0 7 0 9 0 3 1 6 1 9 1 14 0 25-3 34-7 16-8 24-22 24-41 0-15-5-26-16-34-10-8-23-12-37-12-24 0-42 8-51 24-5 9-8 22-9 39h-37c0-22 5-41 14-56 15-28 41-41 80-41 30 0 53 6 70 20 16 13 24 33 24 58 0 18-4 33-14 44-6 7-14 13-24 17 16 4 28 12 37 25 8 12 13 27 13 44 0 29-10 52-28 70-19 18-45 27-79 27-35 0-61-9-76-29zM1163 102v-28c26-3 45-7 56-13 10-6 18-21 24-44h29v296h-40v-211z">
          <text:p/>
        </draw:path>
        <draw:line draw:style-name="gr9" draw:text-style-name="P2" draw:layer="layout" svg:x1="6.72cm" svg:y1="17.656cm" svg:x2="7.906cm" svg:y2="17.656cm">
          <text:p/>
        </draw:line>
        <draw:polygon draw:style-name="gr10" draw:text-style-name="P8" draw:layer="layout" svg:width="0.247cm" svg:height="0.247cm" svg:x="7.845cm" svg:y="17.533cm" svg:viewBox="0 0 248 248" draw:points="248,124 0,248 61,124 0,0">
          <text:p/>
        </draw:polygon>
        <draw:polygon draw:style-name="gr9" draw:text-style-name="P2" draw:layer="layout" svg:width="0.247cm" svg:height="0.247cm" svg:x="7.845cm" svg:y="17.533cm" svg:viewBox="0 0 248 248" draw:points="248,124 0,248 61,124 0,0">
          <text:p/>
        </draw:polygon>
        <draw:polygon draw:style-name="gr14" draw:text-style-name="P11" draw:layer="layout" svg:width="4.233cm" svg:height="2.116cm" svg:x="2.487cm" svg:y="16.598cm" svg:viewBox="0 0 4234 2117" draw:points="0,0 4234,0 4234,2117 0,2117">
          <text:p/>
        </draw:polygon>
        <draw:polygon draw:style-name="gr9" draw:text-style-name="P2" draw:layer="layout" svg:width="4.233cm" svg:height="2.116cm" svg:x="2.487cm" svg:y="16.598cm" svg:viewBox="0 0 4234 2117" draw:points="0,0 4234,0 4234,2117 0,2117">
          <text:p/>
        </draw:polygon>
        <draw:path draw:style-name="gr6" draw:text-style-name="P5" draw:layer="layout" svg:width="1.339cm" svg:height="0.336cm" svg:x="3.911cm" svg:y="17.468cm" svg:viewBox="0 0 1340 337" svg:d="M0 8h59l87 258 87-258h58v305h-39v-181c0-6 0-16 1-31 0-14 0-29 0-46l-87 258h-40l-87-258v10c0 7 0 18 0 34 0 15 1 26 1 33v181h-40zM631 312l-20 25-47-36c-12 6-24 11-37 15s-27 5-43 5c-47 0-84-15-111-46-23-30-35-68-35-114 0-41 10-76 30-105 27-38 65-56 117-56 53 0 93 17 119 51 20 27 30 62 30 103 0 21-3 40-7 58-8 27-20 50-37 67zM513 283c7-1 14-4 19-7l-33-26 21-26 39 31c13-14 21-30 26-48 4-18 7-36 7-52 0-36-10-64-28-86-19-22-45-33-77-33-33 0-59 11-78 31-19 21-29 54-29 97 0 37 10 67 28 88 18 22 45 33 81 33 8 0 16-1 24-2zM691 102v-29c27-2 45-7 56-13s19-20 24-43h30v296h-40v-211zM921 292c-16-19-24-43-24-70h39c1 19 5 33 10 41 10 16 28 24 53 24 19 0 35-6 47-16 12-11 18-24 18-41 0-20-7-34-19-42-13-8-30-13-52-13-3 0-5 0-8 1-2 0-5 0-7 0v-34c4 0 7 1 9 1 3 0 6 0 9 0 14 0 25-2 34-7 16-7 24-21 24-41 0-15-5-26-16-34-10-8-23-12-37-12-24 0-42 8-51 25-5 9-8 22-9 39h-37c0-22 5-41 14-57 15-27 41-41 80-41 30 0 53 7 70 20 16 14 24 33 24 59 0 18-4 33-14 44-6 7-14 12-24 16 16 5 28 13 37 26 8 12 13 27 13 45 0 28-10 51-28 69-19 18-45 27-79 27-35 0-61-10-76-29zM1174 237c3 21 13 36 30 44 9 4 19 6 31 6 22 0 38-7 49-21 10-14 15-29 15-47 0-20-6-36-18-48-13-12-28-17-46-17-13 0-24 2-33 7s-17 13-23 22l-33-2 23-161h154v36h-126l-13 83c7-6 14-9 20-12 11-5 24-7 38-7 27 0 50 9 69 26 19 18 29 41 29 68 0 28-9 53-26 74-18 21-45 32-83 32-24 0-46-7-64-20-19-14-29-35-31-63z">
          <text:p/>
        </draw:path>
        <draw:polyline draw:style-name="gr9" draw:text-style-name="P2" draw:layer="layout" svg:width="1.186cm" svg:height="1.94cm" svg:x="6.72cm" svg:y="18.185cm" svg:viewBox="0 0 1187 1941" draw:points="0,1941 705,1941 705,0 1187,0">
          <text:p/>
        </draw:polyline>
        <draw:polygon draw:style-name="gr10" draw:text-style-name="P8" draw:layer="layout" svg:width="0.247cm" svg:height="0.247cm" svg:x="7.845cm" svg:y="18.062cm" svg:viewBox="0 0 248 248" draw:points="248,124 0,248 61,124 0,0">
          <text:p/>
        </draw:polygon>
        <draw:polygon draw:style-name="gr9" draw:text-style-name="P2" draw:layer="layout" svg:width="0.247cm" svg:height="0.247cm" svg:x="7.845cm" svg:y="18.062cm" svg:viewBox="0 0 248 248" draw:points="248,124 0,248 61,124 0,0">
          <text:p/>
        </draw:polygon>
        <draw:polygon draw:style-name="gr14" draw:text-style-name="P11" draw:layer="layout" svg:width="4.233cm" svg:height="2.117cm" svg:x="2.487cm" svg:y="19.067cm" svg:viewBox="0 0 4234 2118" draw:points="0,0 4234,0 4234,2118 0,2118">
          <text:p/>
        </draw:polygon>
        <draw:polygon draw:style-name="gr9" draw:text-style-name="P2" draw:layer="layout" svg:width="4.233cm" svg:height="2.117cm" svg:x="2.487cm" svg:y="19.067cm" svg:viewBox="0 0 4234 2118" draw:points="0,0 4234,0 4234,2118 0,2118">
          <text:p/>
        </draw:polygon>
        <draw:path draw:style-name="gr6" draw:text-style-name="P5" draw:layer="layout" svg:width="1.34cm" svg:height="0.336cm" svg:x="3.911cm" svg:y="19.937cm" svg:viewBox="0 0 1341 337" svg:d="M0 8h59l87 258 87-258h58v305h-39v-179c0-6 0-17 1-31 0-14 0-30 0-46l-87 256h-40l-87-256v9c0 8 0 19 0 34s1 27 1 34v179h-40zM631 312l-20 25-47-36c-12 7-24 12-37 15-13 4-27 6-43 6-47 0-84-16-111-46-23-31-35-68-35-113 0-41 10-77 30-106 27-38 65-57 117-57 53 0 93 17 119 52 20 28 30 62 30 104 0 19-3 38-7 56-8 28-20 50-37 68zM513 283c7-1 14-3 19-7l-33-26 21-25 39 31c13-15 21-31 26-48 4-18 7-35 7-52 0-35-10-64-28-86-19-23-45-33-77-33-33 0-59 10-78 32-19 21-29 53-29 96 0 37 10 66 28 88 18 21 45 32 81 32 8 0 16-1 24-2zM691 103v-28c27-3 45-7 56-13s19-22 24-45h30v296h-40v-210zM921 292c-16-19-24-42-24-70h39c1 19 5 33 10 42 10 15 28 23 53 23 19 0 35-5 47-16 12-10 18-24 18-40 0-21-7-35-19-43-13-8-30-12-52-12-3 0-5 0-8 0-2 0-5 0-7 0v-33c4 1 7 1 9 1 3 0 6 0 9 0 14 0 25-2 34-6 16-8 24-22 24-41 0-15-5-27-16-35-10-9-23-13-37-13-24 0-42 10-51 26-5 9-8 22-9 39h-37c0-22 5-41 14-56 15-29 41-42 80-42 30 0 53 6 70 20 16 13 24 34 24 59 0 18-4 33-14 44-6 7-14 13-24 17 16 4 28 12 37 25 8 12 13 27 13 44 0 29-10 52-28 69-19 18-45 27-79 27-35 0-61-10-76-29zM1315 40c13 19 20 36 20 54h-37c-2-11-6-20-11-27-9-13-22-20-40-20-21 0-38 11-50 30s-19 47-21 83c9-13 20-22 33-28 12-6 25-9 39-9 25 0 47 8 65 24 19 16 28 40 28 71 0 27-9 51-26 71-18 21-43 32-75 32-28 0-52-11-72-32s-30-56-30-106c0-37 4-68 13-94 18-50 49-74 95-74 33 0 56 8 69 25zM1287 268c10-13 15-29 15-47 0-15-5-29-13-43-9-14-25-21-48-21-16 0-30 6-42 16-12 11-18 27-18 48 0 19 6 35 17 47 11 13 26 20 45 20 20 0 34-7 44-20z">
          <text:p/>
        </draw:path>
        <draw:line draw:style-name="gr15" draw:text-style-name="P2" draw:layer="layout" svg:x1="6.72cm" svg:y1="25.064cm" svg:x2="7.906cm" svg:y2="25.064cm">
          <text:p/>
        </draw:line>
        <draw:polygon draw:style-name="gr16" draw:text-style-name="P12" draw:layer="layout" svg:width="0.247cm" svg:height="0.247cm" svg:x="7.845cm" svg:y="24.941cm" svg:viewBox="0 0 248 248" draw:points="248,124 0,248 61,124 0,0">
          <text:p/>
        </draw:polygon>
        <draw:polygon draw:style-name="gr15" draw:text-style-name="P2" draw:layer="layout" svg:width="0.247cm" svg:height="0.247cm" svg:x="7.845cm" svg:y="24.941cm" svg:viewBox="0 0 248 248" draw:points="248,124 0,248 61,124 0,0">
          <text:p/>
        </draw:polygon>
        <draw:polygon draw:style-name="gr17" draw:text-style-name="P13" draw:layer="layout" svg:width="4.233cm" svg:height="2.117cm" svg:x="2.487cm" svg:y="24.006cm" svg:viewBox="0 0 4234 2118" draw:points="0,0 4234,0 4234,2118 0,2118">
          <text:p/>
        </draw:polygon>
        <draw:polygon draw:style-name="gr15" draw:text-style-name="P2" draw:layer="layout" svg:width="4.233cm" svg:height="2.117cm" svg:x="2.487cm" svg:y="24.006cm" svg:viewBox="0 0 4234 2118" draw:points="0,0 4234,0 4234,2118 0,2118">
          <text:p/>
        </draw:polygon>
        <draw:path draw:style-name="gr6" draw:text-style-name="P5" draw:layer="layout" svg:width="1.286cm" svg:height="0.304cm" svg:x="3.952cm" svg:y="24.884cm" svg:viewBox="0 0 1287 305" svg:d="M0 0h136c27 0 49 8 65 23 17 15 25 37 25 64 0 24-7 46-22 63-15 18-37 26-68 26h-95v129h-41zM160 42c-9-4-22-6-38-6h-81v106h81c19 0 34-4 45-12 12-8 18-23 18-43 0-22-9-37-25-45zM282 0h136c27 0 49 8 66 23 16 15 24 37 24 64 0 24-7 46-22 63-14 18-37 26-68 26h-95v129h-41zM442 42c-9-4-21-6-37-6h-82v106h82c18 0 33-4 45-12 11-8 17-23 17-43 0-22-8-37-25-45zM678 270c14 0 25-2 34-5 16-5 29-15 39-31 8-12 14-28 18-47 2-11 3-22 3-32 0-37-8-67-23-88s-39-31-72-31h-73v234zM563 0h123c42 0 74 15 97 45 21 26 31 61 31 103 0 33-6 62-18 88-22 46-58 69-111 69h-122zM974 200v-135l-95 135zM975 305v-73h-130v-36l135-189h32v193h44v32h-44v73zM1099 238c9-19 27-36 53-51l40-23c18-10 30-19 37-27 12-11 17-25 17-40 0-17-5-31-15-41-11-10-24-15-42-15-25 0-43 10-53 29-5 10-8 25-8 43h-38c0-26 5-47 14-63 16-29 45-43 86-43 34 0 58 9 74 27 16 19 23 39 23 61 0 25-8 45-25 62-9 10-27 22-52 36l-28 16c-13 7-24 14-32 21-13 12-22 25-26 40h162v35h-203c1-26 6-48 16-67z">
          <text:p/>
        </draw:path>
        <draw:polyline draw:style-name="gr9" draw:text-style-name="P2" draw:layer="layout" svg:width="2.469cm" svg:height="3.656cm" svg:x="6.72cm" svg:y="18.939cm" svg:viewBox="0 0 2470 3657" draw:points="0,3657 2470,3657 2470,0">
          <text:p/>
        </draw:polyline>
        <draw:polygon draw:style-name="gr10" draw:text-style-name="P8" draw:layer="layout" svg:width="0.247cm" svg:height="0.247cm" svg:x="9.066cm" svg:y="18.754cm" svg:viewBox="0 0 248 248" draw:points="123,0 248,248 123,186 0,248">
          <text:p/>
        </draw:polygon>
        <draw:polygon draw:style-name="gr9" draw:text-style-name="P2" draw:layer="layout" svg:width="0.247cm" svg:height="0.247cm" svg:x="9.066cm" svg:y="18.754cm" svg:viewBox="0 0 248 248" draw:points="123,0 248,248 123,186 0,248">
          <text:p/>
        </draw:polygon>
        <draw:polygon draw:style-name="gr14" draw:text-style-name="P11" draw:layer="layout" svg:width="4.233cm" svg:height="2.116cm" svg:x="2.487cm" svg:y="21.537cm" svg:viewBox="0 0 4234 2117" draw:points="0,0 4234,0 4234,2117 0,2117">
          <text:p/>
        </draw:polygon>
        <draw:polygon draw:style-name="gr9" draw:text-style-name="P2" draw:layer="layout" svg:width="4.233cm" svg:height="2.116cm" svg:x="2.487cm" svg:y="21.537cm" svg:viewBox="0 0 4234 2117" draw:points="0,0 4234,0 4234,2117 0,2117">
          <text:p/>
        </draw:polygon>
        <draw:path draw:style-name="gr6" draw:text-style-name="P5" draw:layer="layout" svg:width="1.271cm" svg:height="0.32cm" svg:x="3.911cm" svg:y="22.407cm" svg:viewBox="0 0 1272 321" svg:d="M0 8h59l87 257 87-257h58v304h-39v-179c0-6 0-16 1-31 0-14 0-30 0-47l-87 257h-40l-87-257v10c0 7 0 19 0 35 0 15 1 26 1 33v179h-40zM560 16c30 16 48 44 55 85h-41c-4-23-15-40-30-50-17-10-37-15-60-15-28 0-52 11-71 32-19 22-29 53-29 95 0 36 8 65 24 88s41 34 77 34c28 0 51-8 69-24s27-41 28-77h-96v-34h134v162h-26l-10-39c-14 16-26 26-37 32-19 10-42 15-70 15-36 0-67-11-93-34-28-30-42-70-42-121s14-92 41-122c26-29 60-43 102-43 28 0 54 5 75 16zM805 127c9-10 14-20 14-33 0-12-5-22-13-31-9-10-23-14-41-14s-31 4-39 14c-8 9-12 21-12 33 0 14 6 25 16 33 10 7 22 11 36 11 17 0 30-4 39-13zM812 273c11-9 17-23 17-42s-6-33-18-43-27-15-45-15-32 5-43 15c-12 10-17 24-17 42 0 16 5 29 15 40s26 17 48 17c17 0 31-5 43-14zM692 139c-11-11-17-25-17-43 0-23 8-42 24-58s39-23 68-23 51 7 67 22 24 32 24 53c0 19-4 34-14 45-5 7-13 13-24 19 12 6 22 12 29 20 13 13 19 31 19 53 0 26-8 49-26 67-17 18-42 27-74 27-29 0-53-8-73-24-20-15-30-38-30-68 0-17 4-32 13-45 8-13 21-23 38-29-10-5-19-10-24-16zM927 103v-30c27-2 46-7 56-13 11-6 19-20 24-43h30v295h-40v-209zM1163 103v-30c26-2 45-7 56-13 10-6 18-20 24-43h29v295h-40v-209z">
          <text:p/>
        </draw:path>
        <draw:line draw:style-name="gr15" draw:text-style-name="P2" draw:layer="layout" svg:x1="22.242cm" svg:y1="13.775cm" svg:x2="22.242cm" svg:y2="16.373cm">
          <text:p/>
        </draw:line>
        <draw:polygon draw:style-name="gr16" draw:text-style-name="P12" draw:layer="layout" svg:width="0.247cm" svg:height="0.247cm" svg:x="22.119cm" svg:y="16.311cm" svg:viewBox="0 0 248 248" draw:points="123,248 0,0 123,63 248,0">
          <text:p/>
        </draw:polygon>
        <draw:polygon draw:style-name="gr15" draw:text-style-name="P2" draw:layer="layout" svg:width="0.247cm" svg:height="0.247cm" svg:x="22.119cm" svg:y="16.311cm" svg:viewBox="0 0 248 248" draw:points="123,248 0,0 123,63 248,0">
          <text:p/>
        </draw:polygon>
        <draw:polygon draw:style-name="gr17" draw:text-style-name="P13" draw:layer="layout" svg:width="4.233cm" svg:height="2.116cm" svg:x="21.184cm" svg:y="11.659cm" svg:viewBox="0 0 4234 2117" draw:points="0,0 4234,0 4234,2117 0,2117">
          <text:p/>
        </draw:polygon>
        <draw:polygon draw:style-name="gr15" draw:text-style-name="P2" draw:layer="layout" svg:width="4.233cm" svg:height="2.116cm" svg:x="21.184cm" svg:y="11.659cm" svg:viewBox="0 0 4234 2117" draw:points="0,0 4234,0 4234,2117 0,2117">
          <text:p/>
        </draw:polygon>
        <draw:path draw:style-name="gr6" draw:text-style-name="P5" draw:layer="layout" svg:width="1.593cm" svg:height="0.386cm" svg:x="22.486cm" svg:y="12.543cm" svg:viewBox="0 0 1594 387" svg:d="M151 82c14 8 26 17 33 29 8 11 13 24 15 39 2 10 3 26 3 49h-162c1 22 6 40 16 54 10 13 25 20 46 20 20 0 35-6 47-19 6-7 11-16 14-26h36c-1 8-4 17-9 27-6 10-12 18-19 25-11 11-25 18-41 22-9 2-20 3-31 3-27 0-51-10-70-30s-29-48-29-84c0-35 10-64 29-86 20-23 45-34 76-34 16 0 31 4 46 11zM164 169c-1-16-5-29-10-38-10-18-28-27-51-27-17 0-32 6-43 18-12 13-18 28-19 47zM270 228c1 13 4 22 10 29 9 12 25 18 48 18 14 0 26-3 37-9 10-6 15-16 15-28 0-10-4-17-12-22-6-3-16-6-32-10l-30-8c-18-4-32-10-41-16-16-10-24-24-24-41 0-21 7-38 22-51s36-20 61-20c34 0 58 10 72 30 10 12 14 26 14 40h-35c-1-9-4-16-9-23-9-10-24-15-45-15-14 0-24 3-32 8-7 6-11 13-11 22s5 17 15 23c5 3 13 6 24 9l25 6c26 6 44 13 53 19 15 9 22 24 22 45 0 19-7 36-22 51-15 14-38 21-69 21-32 0-56-7-70-22-13-15-21-34-22-56zM597 251c12-15 18-36 18-65 0-18-3-33-8-46-11-24-28-36-54-36s-43 12-53 38c-5 14-7 31-7 53 0 17 2 31 7 43 10 23 28 35 53 35 18 0 32-8 44-22zM457 77h36v30c7-10 16-18 24-24 13-8 28-12 45-12 25 0 47 9 65 29 17 19 26 46 26 82 0 48-13 83-38 103-16 14-36 20-57 20-17 0-31-4-42-11-6-4-14-11-22-21v114h-37zM822 112c10-9 14-20 14-33 0-11-4-21-13-30s-22-14-40-14-31 5-39 14-12 20-12 32c0 14 5 25 15 33 11 8 23 12 37 12 16 0 29-5 38-14zM829 258c12-9 17-23 17-41 0-20-6-34-17-44-12-10-27-15-45-15s-33 5-44 15-17 24-17 42c0 16 5 29 16 40 10 12 26 17 47 17 17 0 32-4 43-14zM709 124c-11-11-16-25-16-43 0-22 8-41 24-56 16-16 38-24 68-24 28 0 50 7 67 22 16 15 24 33 24 53 0 18-5 33-14 44-6 7-14 13-25 19 13 6 22 13 29 20 13 14 20 32 20 54 0 26-9 48-26 66-18 18-43 27-75 27-28 0-53-8-73-23-20-16-30-39-30-68 0-18 5-33 13-46 9-13 22-22 38-29-10-5-18-10-24-16zM933 231c9-19 27-36 54-51l40-23c17-11 30-20 37-27 11-11 17-24 17-39 0-17-5-31-16-41-10-10-24-15-41-15-25 0-43 9-53 29-5 10-8 24-8 43h-38c0-26 5-47 14-63 16-29 45-43 85-43 34 0 59 9 75 27 15 18 23 39 23 61 0 24-8 44-25 61-10 10-27 22-52 36l-28 15c-14 8-24 15-32 22-14 12-22 25-26 39h162v36h-204c2-26 7-48 16-67zM1333 26c13 17 19 35 19 53h-37c-2-12-5-21-10-27-9-13-23-19-41-19-21 0-37 10-50 29-12 19-19 47-20 82 8-12 19-21 32-28 12-5 25-8 40-8 25 0 46 8 65 24 18 16 27 39 27 71 0 27-8 50-26 71-17 21-42 31-75 31-27 0-51-10-71-31s-30-57-30-106c0-37 4-68 13-94 17-49 49-74 94-74 33 0 57 9 70 26zM1305 252c9-13 14-28 14-46 0-15-4-30-13-43-8-14-24-21-47-21-16 0-30 5-42 16-12 10-18 26-18 48 0 19 5 34 16 47s26 19 46 19c19 0 34-6 44-20zM1568 26c13 17 19 35 19 53h-36c-3-12-6-21-11-27-9-13-22-19-41-19-20 0-37 10-49 29s-19 47-21 82c9-12 20-21 33-28 11-5 25-8 39-8 25 0 47 8 65 24 19 16 28 39 28 71 0 27-9 50-26 71-18 21-43 31-75 31-28 0-52-10-72-31s-30-57-30-106c0-37 4-68 13-94 18-49 49-74 95-74 33 0 56 9 69 26zM1540 252c10-13 15-28 15-46 0-15-5-30-13-43-9-14-25-21-48-21-16 0-30 5-42 16-12 10-18 26-18 48 0 19 6 34 17 47 10 13 26 19 45 19 20 0 34-6 44-20z">
          <text:p/>
        </draw:path>
        <draw:polyline draw:style-name="gr15" draw:text-style-name="P2" draw:layer="layout" svg:width="3.528cm" svg:height="1.187cm" svg:x="6.72cm" svg:y="26.347cm" svg:viewBox="0 0 3529 1188" draw:points="0,1188 3529,1188 3529,0">
          <text:p/>
        </draw:polyline>
        <draw:polygon draw:style-name="gr16" draw:text-style-name="P12" draw:layer="layout" svg:width="0.247cm" svg:height="0.247cm" svg:x="10.124cm" svg:y="26.162cm" svg:viewBox="0 0 248 248" draw:points="125,0 248,248 125,186 0,248">
          <text:p/>
        </draw:polygon>
        <draw:polygon draw:style-name="gr15" draw:text-style-name="P2" draw:layer="layout" svg:width="0.247cm" svg:height="0.247cm" svg:x="10.124cm" svg:y="26.162cm" svg:viewBox="0 0 248 248" draw:points="125,0 248,248 125,186 0,248">
          <text:p/>
        </draw:polygon>
        <draw:polygon draw:style-name="gr17" draw:text-style-name="P13" draw:layer="layout" svg:width="4.233cm" svg:height="2.117cm" svg:x="2.487cm" svg:y="26.475cm" svg:viewBox="0 0 4234 2118" draw:points="0,0 4234,0 4234,2118 0,2118">
          <text:p/>
        </draw:polygon>
        <draw:polygon draw:style-name="gr15" draw:text-style-name="P2" draw:layer="layout" svg:width="4.233cm" svg:height="2.117cm" svg:x="2.487cm" svg:y="26.475cm" svg:viewBox="0 0 4234 2118" draw:points="0,0 4234,0 4234,2118 0,2118">
          <text:p/>
        </draw:polygon>
        <draw:path draw:style-name="gr6" draw:text-style-name="P5" draw:layer="layout" svg:width="1.221cm" svg:height="0.303cm" svg:x="3.949cm" svg:y="27.354cm" svg:viewBox="0 0 1222 304" svg:d="M115 269c14 0 26-1 34-4 16-6 30-16 40-31 8-12 14-28 17-47 2-12 3-22 3-32 0-38-7-67-22-89-15-21-39-31-72-31h-73v234zM0 0h123c42 0 75 14 98 44 20 28 30 62 30 104 0 32-6 61-18 87-21 46-58 69-110 69h-123zM305 0h43v126h157v-126h42v304h-42v-142h-157v142h-43zM831 0v36h-102v268h-42v-268h-102v-36zM877 95v-30c27-2 46-7 56-13 11-6 19-21 24-43h29v295h-39v-209zM1112 95v-30c27-2 46-7 57-13 10-6 18-21 23-43h30v295h-40v-209z">
          <text:p/>
        </draw:path>
        <draw:polygon draw:style-name="gr12" draw:text-style-name="P10" draw:layer="layout" svg:width="4.233cm" svg:height="2.116cm" svg:x="8.131cm" svg:y="16.598cm" svg:viewBox="0 0 4234 2117" draw:points="0,0 4234,0 4234,2117 0,2117">
          <text:p/>
        </draw:polygon>
        <draw:polygon draw:style-name="gr13" draw:text-style-name="P2" draw:layer="layout" svg:width="4.233cm" svg:height="2.116cm" svg:x="8.131cm" svg:y="16.598cm" svg:viewBox="0 0 4234 2117" draw:points="0,0 4234,0 4234,2117 0,2117">
          <text:p/>
        </draw:polygon>
        <draw:path draw:style-name="gr6" draw:text-style-name="P5" draw:layer="layout" svg:width="2.811cm" svg:height="0.398cm" svg:x="8.825cm" svg:y="17.228cm" svg:viewBox="0 0 2812 399" svg:d="M182 181l-46-135-49 135zM114 1h47l110 305h-45l-31-91h-120l-33 91h-42zM304 83h36v39c3-7 10-16 21-27s24-17 39-17c1 0 2 0 4 0 1 1 4 1 8 1v41c-2-1-4-1-6-1s-4-1-6-1c-19 0-33 7-43 19s-15 26-15 41v128h-38zM483 257c10 16 26 24 48 24 17 0 31-7 43-22 11-15 16-36 16-64s-6-49-17-62c-11-14-26-20-42-20-19 0-34 7-46 21-12 15-17 36-17 63 0 24 5 44 15 60zM566 91c7 4 14 11 23 22v-113h35v306h-33v-31c-9 13-19 23-31 29s-25 9-41 9c-24 0-46-10-64-31-18-20-27-48-27-82 0-33 9-61 25-84 16-24 40-37 71-37 17 0 31 4 42 12zM717 83v148c0 11 1 21 5 28 7 13 19 20 37 20 26 0 44-12 53-35 5-12 8-29 8-51v-110h37v223h-35v-33c-5 8-11 15-18 21-14 12-31 18-52 18-31 0-53-11-64-32-6-11-9-26-9-45v-152zM915 84h38v222h-38zM915 1h38v42h-38zM1008 83h37v33c10-13 21-23 33-28 12-7 25-10 39-10 32 0 53 12 64 34 6 12 9 29 9 52v142h-38v-140c0-13-2-24-6-33-7-13-19-20-36-20-9 0-16 1-22 2-10 3-19 9-26 19-7 7-11 14-13 22-1 8-2 19-2 34v116h-39zM1383 254c10-19 14-40 14-63 0-20-3-37-10-50-10-21-28-31-54-31-23 0-39 9-50 26-10 18-15 39-15 63s5 43 15 59c11 16 27 24 50 24 24 0 41-10 50-28zM1406 106c20 19 30 47 30 84 0 36-9 65-26 89-17 23-44 35-81 35-30 0-54-11-72-31-18-21-27-49-27-83 0-37 9-67 28-89s44-34 76-34c29 0 53 10 72 29zM1638 272c8 6 17 9 28 9 13 0 26-3 38-9 21-10 31-26 31-49v-30c-5 3-11 5-18 7s-14 3-21 4l-22 3c-14 2-24 5-31 9-11 6-17 16-17 31 0 10 4 19 12 25zM1716 171c9-1 15-4 17-10 2-4 3-8 3-15 0-12-5-21-14-27s-22-9-38-9c-20 0-34 5-42 16-4 6-7 14-9 26h-34c0-28 9-47 26-57 17-12 37-17 59-17 26 0 48 5 64 16 16 10 24 25 24 46v128c0 3 1 6 2 9 2 2 5 3 10 3 2 0 4 0 6 0s4 0 7-1v28c-6 1-11 2-14 3-3 0-7 0-12 0-13 0-22-4-28-13-3-5-5-12-6-21-8 10-19 19-33 26s-30 11-47 11c-20 0-37-6-50-19-13-12-20-28-20-47 0-20 7-36 19-47 13-12 30-19 51-21zM1833 83h35v33c11-13 22-23 34-28 11-7 24-10 39-10 31 0 52 12 63 34 6 12 9 29 9 52v142h-37v-140c0-13-2-24-6-33-7-13-19-20-36-20-9 0-16 1-22 2-10 3-19 9-27 19-6 7-10 14-12 22s-3 19-3 34v116h-37zM2109 272c8 6 17 9 28 9 13 0 25-3 38-9 20-10 31-26 31-49v-30c-5 3-11 5-18 7s-14 3-21 4l-23 3c-13 2-23 5-30 9-11 6-17 16-17 31 0 10 4 19 12 25zM2187 171c9-1 14-4 17-10 2-4 3-8 3-15 0-12-5-21-14-27s-22-9-39-9c-19 0-33 5-41 16-5 6-8 14-9 26h-35c1-28 10-47 27-57 17-12 37-17 59-17 26 0 47 5 64 16 16 10 24 25 24 46v128c0 3 1 6 2 9 2 2 5 3 10 3 2 0 4 0 6 0s4 0 6-1v28c-5 1-10 2-13 3-3 0-7 0-12 0-13 0-22-4-28-13-3-5-5-12-7-21-7 10-18 19-32 26s-30 11-47 11c-21 0-37-6-50-19-13-12-20-28-20-47 0-20 6-36 19-47 13-12 30-19 51-21zM2305 1h37v305h-37zM2536 254c9-19 14-40 14-63 0-20-4-37-10-50-11-21-29-31-54-31-23 0-40 9-50 26-10 18-15 39-15 63s5 43 15 59 27 24 49 24c25 0 42-10 51-28zM2559 106c20 19 30 47 30 84 0 36-9 65-26 89-18 23-45 35-81 35-31 0-55-11-73-31-18-21-27-49-27-83 0-37 10-67 29-89s44-34 76-34c28 0 52 10 72 29zM2756 93c7 5 15 12 22 21v-28h34v202c0 28-4 50-12 66-16 30-45 45-88 45-23 0-44-5-60-16s-25-27-27-50h38c2 10 5 18 11 23 8 8 21 12 39 12 29 0 47-10 56-30 5-12 8-33 7-63-7 11-16 19-26 25-11 5-25 8-42 8-24 0-45-8-63-25s-27-45-27-85c0-37 9-66 27-87 18-20 40-32 66-32 17 0 32 5 45 14zM2761 133c-11-13-26-20-43-20-26 0-44 12-54 37-5 13-8 30-8 51 0 25 5 44 16 57 10 13 23 20 40 20 27 0 46-12 57-36 6-14 9-30 9-48 0-27-6-48-17-61z">
          <text:p/>
        </draw:path>
        <draw:path draw:style-name="gr6" draw:text-style-name="P5" draw:layer="layout" svg:width="1.281cm" svg:height="0.395cm" svg:x="9.588cm" svg:y="17.718cm" svg:viewBox="0 0 1282 396" svg:d="M0 88h38v221h-38zM0 5h38v42h-38zM94 87h36v31c10-12 21-22 33-27 12-6 25-9 39-9 31 0 53 11 64 33 6 12 9 29 9 51v143h-38v-140c0-14-2-24-6-33-7-14-19-20-36-20-9 0-16 0-22 2-10 3-19 9-27 18-6 8-10 15-12 23s-2 19-2 33v117h-38zM545 0c-22 42-36 73-42 93-10 30-15 65-15 104 0 40 6 78 17 111 7 20 20 50 41 88h-25c-20-32-33-52-38-60-5-9-10-21-15-36-8-20-14-42-17-66-1-12-2-23-2-34 0-41 7-77 19-109 9-20 25-51 51-91zM758 60c13 24 20 58 20 100 0 40-6 74-18 101-18 38-46 57-85 57-36 0-62-16-80-47-14-27-21-61-21-105 0-33 4-62 13-86 16-45 45-68 88-68 38 0 66 16 83 48zM721 258c11-18 17-50 17-97 0-33-4-61-13-83-8-21-24-32-48-32-22 0-38 10-48 31-10 20-15 51-15 91 0 30 3 54 10 73 10 29 26 43 50 43 20 0 35-9 47-26zM813 171h104v39h-104zM1076 204v-135l-95 135zM1077 309v-73h-130v-36l136-188h31v192h44v32h-44v73zM1186 396c22-43 36-74 43-94 9-29 14-65 14-105s-5-76-17-109c-6-21-20-50-40-88h25c21 34 34 55 38 63 5 7 10 18 15 32 6 18 11 35 14 51 3 17 4 33 4 49 0 41-6 78-19 110-8 21-25 51-51 91z">
          <text:p/>
        </draw:path>
        <draw:line draw:style-name="gr15" draw:text-style-name="P2" draw:layer="layout" svg:x1="24.359cm" svg:y1="16.598cm" svg:x2="24.359cm" svg:y2="14cm">
          <text:p/>
        </draw:line>
        <draw:polygon draw:style-name="gr16" draw:text-style-name="P12" draw:layer="layout" svg:width="0.247cm" svg:height="0.247cm" svg:x="24.235cm" svg:y="13.815cm" svg:viewBox="0 0 248 248" draw:points="124,0 248,248 124,186 0,248">
          <text:p/>
        </draw:polygon>
        <draw:polygon draw:style-name="gr15" draw:text-style-name="P2" draw:layer="layout" svg:width="0.247cm" svg:height="0.247cm" svg:x="24.235cm" svg:y="13.815cm" svg:viewBox="0 0 248 248" draw:points="124,0 248,248 124,186 0,248">
          <text:p/>
        </draw:polygon>
        <draw:polygon draw:style-name="gr12" draw:text-style-name="P10" draw:layer="layout" svg:width="4.233cm" svg:height="2.116cm" svg:x="21.184cm" svg:y="16.598cm" svg:viewBox="0 0 4234 2117" draw:points="0,0 4234,0 4234,2117 0,2117">
          <text:p/>
        </draw:polygon>
        <draw:polygon draw:style-name="gr13" draw:text-style-name="P2" draw:layer="layout" svg:width="4.233cm" svg:height="2.116cm" svg:x="21.184cm" svg:y="16.598cm" svg:viewBox="0 0 4234 2117" draw:points="0,0 4234,0 4234,2117 0,2117">
          <text:p/>
        </draw:polygon>
        <draw:path draw:style-name="gr6" draw:text-style-name="P5" draw:layer="layout" svg:width="2.646cm" svg:height="0.398cm" svg:x="21.931cm" svg:y="17.228cm" svg:viewBox="0 0 2647 399" svg:d="M182 181l-46-135-49 135zM115 1h46l110 305h-45l-30-91h-121l-32 91h-43zM305 83h35v39c3-7 10-16 21-27 12-11 25-17 39-17 1 0 2 0 4 0 2 1 4 1 8 1v41c-2-1-4-1-6-1s-4-1-6-1c-19 0-33 7-43 19s-15 26-15 41v128h-37zM483 257c10 16 26 24 48 24 18 0 33-7 44-22s16-36 16-64-5-49-17-62c-11-14-26-20-43-20-19 0-34 7-46 21-11 15-17 36-17 63 0 24 5 44 15 60zM567 91c7 4 15 11 23 22v-113h36v306h-34v-31c-8 13-19 23-31 29s-26 9-41 9c-25 0-46-10-64-31-18-20-27-48-27-82 0-33 8-61 24-84 17-24 40-37 71-37 17 0 32 4 43 12zM718 83v148c0 11 2 21 5 28 7 13 19 20 37 20 26 0 44-12 53-35 5-12 8-29 8-51v-110h37v223h-35v-33c-5 8-11 15-18 21-14 12-31 18-51 18-32 0-53-11-65-32-6-11-9-26-9-45v-152zM916 84h38v222h-38zM916 1h38v42h-38zM1010 83h35v33c11-13 22-23 33-28 12-7 25-10 39-10 32 0 53 12 64 34 6 12 9 29 9 52v142h-38v-140c0-13-2-24-6-33-6-13-18-20-36-20-8 0-16 1-21 2-11 3-19 9-27 19-6 7-10 14-12 22s-3 19-3 34v116h-37zM1384 254c9-19 13-40 13-63 0-20-3-37-10-50-10-21-28-31-54-31-22 0-39 9-49 26-11 18-16 39-16 63s5 43 16 59c10 16 26 24 49 24 25 0 42-10 51-28zM1407 106c19 19 29 47 29 84 0 36-8 65-26 89-17 23-44 35-81 35-30 0-54-11-72-31-18-21-27-49-27-83 0-37 9-67 28-89s45-34 76-34c29 0 53 10 73 29zM1637 257c10 16 26 24 48 24 17 0 31-7 42-22s17-36 17-64-6-49-17-62c-12-14-26-20-43-20-18 0-33 7-45 21-12 15-18 36-18 63 0 24 5 44 16 60zM1720 91c7 4 14 11 23 22v-113h35v306h-33v-31c-9 13-19 23-31 29s-25 9-41 9c-24 0-46-10-64-31-18-20-27-48-27-82 0-33 8-61 25-84 16-24 40-37 70-37 17 0 32 4 43 12zM1833 84h38v222h-38zM1833 1h38v42h-38zM2051 93c7 5 14 12 21 21v-28h34v202c0 28-4 50-12 66-15 30-45 45-87 45-24 0-44-5-61-16-16-11-25-27-27-50h38c2 10 5 18 11 23 8 8 21 12 39 12 29 0 48-10 56-30 6-12 8-33 8-63-8 11-17 19-27 25-11 5-25 8-42 8-24 0-45-8-63-25s-27-45-27-85c0-37 9-66 27-87 19-20 40-32 66-32 17 0 33 5 46 14zM2055 133c-11-13-26-20-43-20-26 0-44 12-54 37-5 13-8 30-8 51 0 25 6 44 16 57s23 20 41 20c26 0 45-12 56-36 6-14 9-30 9-48 0-27-6-48-17-61zM2162 84h38v222h-38zM2162 1h38v42h-38zM2263 21h38v62h35v32h-35v144c0 8 3 13 8 16 3 1 8 2 14 2 2 0 4 0 6 0s5-1 7-1v30c-4 1-8 2-13 2-5 1-10 1-15 1-17 0-29-4-35-13s-10-21-10-35v-146h-30v-32h30zM2414 272c8 6 17 9 28 9 13 0 25-3 38-9 20-10 31-26 31-49v-30c-5 3-11 5-18 7s-14 3-21 4l-23 3c-13 2-23 5-30 9-11 6-17 16-17 31 0 10 4 19 12 25zM2492 171c9-1 14-4 17-10 2-4 3-8 3-15 0-12-5-21-14-27s-22-9-39-9c-19 0-33 5-41 16-4 6-7 14-9 26h-35c1-28 10-47 27-57 17-12 37-17 59-17 26 0 47 5 64 16 16 10 24 25 24 46v128c0 3 1 6 2 9 2 2 5 3 10 3 2 0 4 0 6 0s4 0 6-1v28c-5 1-10 2-13 3-3 0-7 0-12 0-13 0-22-4-28-13-3-5-5-12-6-21-8 10-19 19-33 26s-30 11-47 11c-21 0-37-6-50-19-13-12-20-28-20-47 0-20 6-36 19-47 13-12 30-19 51-21zM2610 1h37v305h-37z">
          <text:p/>
        </draw:path>
        <draw:path draw:style-name="gr6" draw:text-style-name="P5" draw:layer="layout" svg:width="2.753cm" svg:height="0.395cm" svg:x="21.885cm" svg:y="17.718cm" svg:viewBox="0 0 2754 396" svg:d="M36 239c1 12 4 23 9 30 10 12 26 18 49 18 14 0 26-3 37-9 10-6 15-16 15-29 0-10-4-17-12-22-6-3-16-7-32-11l-30-7c-19-5-32-10-41-16-16-10-24-24-24-41 0-21 7-38 22-51s36-20 61-20c33 0 57 10 72 30 9 12 14 25 14 40h-35c-1-9-4-16-9-23-9-10-24-15-45-15-14 0-25 3-32 8-7 6-11 13-11 21 0 10 5 18 15 24 5 3 13 6 24 9l25 6c26 6 44 12 53 19 15 9 22 24 22 44 0 21-7 38-22 52-15 15-38 22-69 22-33 0-56-8-70-23-13-14-21-33-22-56zM364 257c9-19 14-40 14-63 0-21-3-37-10-50-10-21-28-31-54-31-23 0-39 9-50 26-10 18-15 38-15 63 0 24 5 43 15 60 11 16 27 23 50 23 24 0 41-9 50-28zM387 109c20 19 30 47 30 84 0 36-9 66-26 90-18 23-44 35-81 35-30 0-55-11-73-31-17-21-26-50-26-84 0-38 9-67 28-89s44-33 76-33c28 0 53 9 72 28zM478 19c9-12 26-19 51-19 2 0 4 1 7 1 2 0 5 0 8 0v34c-4 0-6 0-8 0s-3 0-5 0c-11 0-18 2-20 8s-3 21-3 45h36v29h-37v192h-37v-192h-30v-29h30v-35c1-15 4-26 8-34zM586 25h38v62h35v30h-35v146c0 8 2 13 7 15 3 2 8 3 15 3 2 0 4 0 6 0s4-1 7-1v29c-4 2-9 3-13 3-5 1-10 1-15 1-18 0-30-4-36-13s-9-21-9-35v-148h-30v-30h30zM835 239c1 12 5 23 10 30 9 12 25 18 48 18 14 0 26-3 37-9 10-6 16-16 16-29 0-10-5-17-13-22-5-3-16-7-32-11l-29-7c-19-5-33-10-42-16-16-10-24-24-24-41 0-21 7-38 22-51 16-13 36-20 61-20 34 0 58 10 72 30 10 12 14 25 14 40h-35c-1-9-4-16-9-23-9-10-23-15-45-15-14 0-24 3-31 8-8 6-11 13-11 21 0 10 4 18 14 24 5 3 14 6 24 9l25 6c27 6 45 12 54 19 14 9 21 24 21 44 0 21-7 38-22 52-15 15-38 22-68 22-33 0-57-8-70-23-14-14-21-33-22-56zM1163 93c15 8 26 17 34 29 7 11 12 24 14 39 3 10 4 26 4 49h-163c1 22 6 40 16 55 10 13 26 20 46 20s35-6 47-19c7-8 11-17 14-27h37c-1 8-5 18-10 28s-12 18-18 25c-12 11-26 18-42 22-9 2-19 3-31 3-27 0-51-10-70-30s-28-49-28-85 9-64 28-87c20-22 45-33 76-33 16 0 31 4 46 11zM1176 180c-1-16-5-29-10-39-10-17-27-26-51-26-17 0-32 6-43 18-12 12-18 28-19 47zM1261 87h36v38c3-7 10-16 21-27s24-16 39-16c1 0 2 0 4 0 1 0 4 1 8 1v39c-2 0-4 0-6 0-2-1-4-1-6-1-19 0-33 6-43 18-10 13-15 26-15 42v128h-38zM1401 88h38v221h-38zM1401 5h38v42h-38zM1536 276c8 6 17 9 28 9 13 0 26-3 38-9 20-10 31-27 31-50v-30c-5 3-11 5-18 7s-14 3-21 4l-22 3c-14 2-24 5-31 9-11 6-17 16-17 31 0 11 4 20 12 26zM1614 174c9-1 14-4 17-10 2-4 3-9 3-15 0-12-5-22-14-27-9-6-22-9-38-9-20 0-34 5-42 16-4 6-7 14-9 26h-35c0-28 9-47 27-57 17-11 37-16 59-16 26 0 48 5 64 15 16 9 24 25 24 46v128c0 4 1 7 2 10 2 2 5 3 10 3 2 0 4 0 6 0s4-1 7-1v27c-6 2-11 3-14 4-3 0-7 0-12 0-13 0-22-4-28-13-3-5-5-12-6-21-8 10-19 19-33 26s-30 11-47 11c-20 0-37-6-51-19-13-12-20-28-20-48s7-36 19-47c14-12 31-19 52-21zM1732 5h37v304h-37zM2040 0c-22 42-36 73-42 93-10 30-15 65-15 104 0 40 6 78 17 111 7 20 20 50 41 88h-25c-20-32-33-52-38-60-5-9-10-21-15-36-8-20-14-42-17-66-1-12-2-23-2-34 0-41 7-77 19-109 8-20 25-51 51-91zM2277 17v33c-10 9-22 25-38 48s-30 48-42 74-21 49-27 71c-4 14-10 36-16 66h-41c9-57 30-113 62-169 19-33 39-61 60-85h-164v-38zM2326 353c9-2 16-9 20-20 2-7 3-13 3-18 0-1 0-2 0-3s0-2-1-3h-22v-45h44v42c0 17-3 31-10 43-6 13-18 20-34 23zM2601 37c13 17 20 35 20 53h-37c-2-12-6-21-11-28-9-12-22-18-40-18-21 0-38 9-50 29-12 19-19 46-21 82 9-12 20-22 33-28 12-5 25-8 39-8 25 0 47 8 65 24 19 16 28 39 28 71 0 26-9 51-26 72-18 21-43 31-75 31-28 0-52-10-72-31s-30-58-30-108c0-36 5-68 13-93 18-49 49-74 95-74 33 0 56 9 69 26zM2573 264c10-14 15-29 15-47 0-15-5-30-13-44-9-13-25-20-48-20-16 0-30 5-42 16-12 10-18 26-18 48 0 18 6 34 17 48 11 13 26 19 45 19 20 0 34-7 44-20zM2658 396c22-43 36-74 43-94 9-29 14-65 14-105s-6-76-17-109c-7-21-20-50-40-88h25c21 34 34 55 38 63 5 7 9 18 15 32 6 18 11 35 14 51 3 17 4 33 4 49 0 41-6 78-19 110-8 21-25 51-51 91z">
          <text:p/>
        </draw:path>
        <draw:polygon draw:style-name="gr12" draw:text-style-name="P10" draw:layer="layout" svg:width="4.233cm" svg:height="2.117cm" svg:x="8.131cm" svg:y="24.006cm" svg:viewBox="0 0 4234 2118" draw:points="0,0 4234,0 4234,2118 0,2118">
          <text:p/>
        </draw:polygon>
        <draw:polygon draw:style-name="gr13" draw:text-style-name="P2" draw:layer="layout" svg:width="4.233cm" svg:height="2.117cm" svg:x="8.131cm" svg:y="24.006cm" svg:viewBox="0 0 4234 2118" draw:points="0,0 4234,0 4234,2118 0,2118">
          <text:p/>
        </draw:polygon>
        <draw:path draw:style-name="gr6" draw:text-style-name="P5" draw:layer="layout" svg:width="2.645cm" svg:height="0.399cm" svg:x="8.879cm" svg:y="24.636cm" svg:viewBox="0 0 2646 400" svg:d="M182 180l-47-134-49 134zM114 1h46l111 305h-45l-31-92h-120l-33 92h-42zM304 84h35v38c3-8 10-17 22-27 11-11 25-16 40-16 0 0 2 0 3 0 2 0 5 0 9 1v39c-3-1-5-1-6-1-2 0-4 0-7 0-18 0-34 6-44 18s-15 26-15 42v128h-37zM483 257c10 16 26 24 49 24 17 0 31-7 42-22s17-37 17-65-6-48-18-62c-11-13-25-20-42-20-19 0-34 7-45 22-12 14-18 35-18 63 0 23 5 44 15 60zM567 90c6 4 14 12 22 22v-112h36v306h-34v-31c-8 14-19 24-30 30-12 6-26 9-41 9-25 0-46-11-64-31-18-21-27-50-27-84 0-32 8-60 24-84 17-24 40-35 71-35 17 0 31 3 43 10zM717 84v146c0 13 2 22 5 29 7 13 19 20 37 20 26 0 44-12 53-35 5-13 8-30 8-52v-108h37v222h-35v-33c-4 9-10 16-18 22-14 11-31 17-51 17-32 0-53-11-65-32-6-11-9-26-9-46v-150zM915 85h38v221h-38zM915 1h38v42h-38zM1009 84h35v31c11-13 22-22 34-28 11-6 24-8 39-8 31 0 52 11 63 32 6 12 9 30 9 52v143h-37v-141c0-13-2-24-6-32-7-14-19-21-36-21-9 0-16 1-22 3-10 3-19 9-27 18-6 7-10 15-12 23-2 7-3 18-3 33v117h-37zM1383 254c9-20 14-41 14-63 0-21-4-38-10-51-11-20-29-30-54-30-23 0-40 8-50 26-10 17-16 38-16 62s6 45 16 60c10 16 27 24 49 24 25 0 42-9 51-28zM1406 106c20 19 29 47 29 84 0 35-8 66-26 89-17 23-44 35-80 35-31 0-55-10-73-31s-27-49-27-84c0-37 10-67 29-89 18-22 44-33 76-33 28 0 52 10 72 29zM1636 257c10 16 26 24 48 24 17 0 31-7 43-22 11-15 16-37 16-65s-6-48-17-62c-11-13-26-20-42-20-19 0-34 7-46 22-12 14-17 35-17 63 0 23 5 44 15 60zM1719 90c7 4 14 12 23 22v-112h36v306h-34v-31c-9 14-19 24-31 30s-25 9-40 9c-25 0-47-11-65-31-18-21-27-50-27-84 0-32 9-60 25-84 17-24 40-35 71-35 17 0 31 3 42 10zM1832 85h38v221h-38zM1832 1h38v42h-38zM2050 92c7 5 14 12 21 21v-27h35v202c0 28-5 50-13 66-15 31-44 46-87 46-24 0-44-6-60-16-17-11-26-28-28-51h38c2 10 5 18 11 23 8 9 22 13 40 13 28 0 47-10 56-30 5-12 7-33 7-64-8 11-17 20-27 25-11 6-24 9-42 9-24 0-45-9-63-26s-27-46-27-85c0-37 10-66 28-87s40-31 65-31c18 0 33 4 46 12zM2054 132c-11-13-25-20-43-20-26 0-44 13-54 37-5 13-7 30-7 52 0 25 5 45 15 58s24 19 41 19c26 0 45-12 56-36 6-15 9-31 9-49 0-27-5-47-17-61zM2162 85h37v221h-37zM2162 1h37v42h-37zM2263 22h37v62h36v30h-36v145c0 8 3 13 8 16 3 1 8 2 15 2 1 0 3 0 5 0s5 0 8 0v29c-5 1-9 2-14 3-4 0-9 0-15 0-17 0-29-4-35-13s-9-20-9-35v-147h-30v-30h30zM2413 272c8 7 17 10 28 10 13 0 26-3 38-9 21-10 31-27 31-51v-30c-5 3-11 6-18 7-7 2-14 4-21 5l-22 2c-14 2-24 5-31 9-11 6-17 17-17 32 0 11 4 19 12 25zM2491 171c9-1 15-5 17-11 2-3 3-8 3-14 0-13-5-22-14-28s-22-8-38-8c-20 0-34 5-42 15-4 6-7 15-9 26h-34c0-27 9-46 26-57s37-16 59-16c26 0 48 5 64 15s24 25 24 46v129c0 4 1 7 2 9 2 2 5 4 10 4 2 0 4 0 6-1 2 0 4 0 7-1v28c-6 2-11 3-14 3s-7 1-12 1c-13 0-22-5-28-14-3-5-5-12-6-20-8 9-19 18-33 25-14 8-30 11-47 11-20 0-37-6-50-18-13-13-20-28-20-47 0-22 7-38 20-49 12-11 29-18 50-21zM2609 1h37v305h-37z">
          <text:p/>
        </draw:path>
        <draw:path draw:style-name="gr6" draw:text-style-name="P5" draw:layer="layout" svg:width="2.692cm" svg:height="0.397cm" svg:x="8.882cm" svg:y="25.126cm" svg:viewBox="0 0 2693 398" svg:d="M0 89h37v221h-37zM0 5h37v43h-37zM93 88h36v32c10-13 21-22 33-28s25-9 39-9c31 0 53 11 64 33 6 12 9 29 9 52v142h-38v-140c0-13-2-24-6-32-7-14-19-21-36-21-9 0-16 1-22 3-10 3-19 9-27 18-6 7-10 15-12 22-2 8-3 19-3 34v116h-37zM336 27h38v61h35v31h-35v144c0 8 2 13 7 16 3 1 8 2 15 2 2 0 4 0 6 0s4 0 7-1v30c-4 1-9 2-13 2-5 1-10 1-15 1-18 0-29-4-36-13-6-9-9-20-9-35v-146h-30v-31h30zM585 94c15 8 26 17 34 29 7 11 12 24 14 39 3 10 4 27 4 49h-164c1 22 6 40 16 54s26 20 46 20c21 0 36-6 48-19 7-7 11-16 14-26h37c-1 8-5 18-10 28-5 9-12 18-18 24-12 11-26 18-42 22-9 3-19 4-32 4-27 0-51-10-70-30s-28-49-28-85c0-35 9-64 29-86 19-22 44-34 75-34 17 0 32 4 47 11zM599 181c-2-16-6-29-11-38-10-18-27-27-52-27-17 0-32 6-43 18-12 13-18 28-18 47zM683 88h36v39c3-8 10-17 21-28 11-10 24-16 39-16 1 0 2 1 4 1 1 0 4 0 8 0v40c-2-1-4-1-6-1s-4 0-6 0c-19 0-33 6-43 18s-15 26-15 41v128h-38zM824 88h35v39c3-8 10-17 22-28 11-10 24-16 39-16 0 0 2 1 3 1 2 0 5 0 9 0v40c-3-1-5-1-6-1-2 0-4 0-7 0-18 0-33 6-43 18s-15 26-15 41v128h-37zM1001 88v147c0 12 1 21 5 28 7 13 19 20 37 20 26 0 44-12 53-35 5-12 8-29 8-51v-109h37v222h-35v-33c-5 9-11 16-18 21-14 12-31 18-52 18-31 0-53-11-64-32-6-11-9-26-9-45v-151zM1336 263c11-15 17-36 17-65 0-18-3-33-8-46-9-24-27-36-53-36-25 0-43 13-53 38-5 14-7 32-7 53 0 17 2 31 7 43 10 23 28 35 53 35 18 0 32-8 44-22zM1196 89h36v30c8-10 16-18 25-24 12-8 27-12 44-12 25 0 46 10 64 29 17 19 26 47 26 82 0 48-13 83-38 104-16 13-35 19-56 19-16 0-30-3-42-11-6-4-14-11-22-21v113h-37zM1442 27h37v61h36v31h-36v144c0 8 3 13 8 16 3 1 8 2 15 2 1 0 3 0 5 0s5 0 8-1v30c-5 1-9 2-14 2-4 1-9 1-15 1-17 0-29-4-35-13s-9-20-9-35v-146h-30v-31h30zM1574 240c1 13 4 22 9 29 9 12 26 18 49 18 14 0 26-3 36-9 11-6 16-15 16-28 0-9-4-17-13-22-5-3-16-6-32-10l-29-8c-19-4-33-10-42-15-16-10-24-24-24-42 0-21 8-38 23-51s35-19 61-19c33 0 57 9 72 29 9 12 14 26 13 40h-35c-1-8-4-16-9-23-8-10-23-15-44-15-14 0-25 3-32 9-7 5-11 12-11 21s5 17 14 23c6 3 14 6 25 9l24 6c27 7 45 13 54 19 14 9 22 24 22 45 0 19-8 36-23 51-15 14-37 21-68 21-33 0-56-7-70-22s-21-34-22-56zM1979 0c-22 43-36 74-42 94-10 30-15 65-15 105s5 76 17 109c6 21 20 50 40 88h-25c-20-31-32-51-37-60s-10-20-16-35c-8-21-13-42-16-66-1-12-2-23-2-34 0-41 6-77 19-109 8-20 25-50 51-92zM2023 243c9-19 27-36 54-51l39-23c18-11 31-19 38-27 11-11 17-24 17-39 0-17-5-31-16-41-10-10-24-15-41-15-26 0-43 9-53 29-5 10-8 24-9 43h-38c1-26 6-47 15-63 16-29 44-44 85-44 34 0 59 10 74 28 16 19 24 39 24 61 0 24-8 44-25 61-10 10-27 22-52 36l-28 15c-14 8-24 15-32 22-14 12-23 25-26 40h161v35h-203c2-26 7-48 16-67zM2264 353c10-2 17-8 21-20 2-6 3-12 3-18 0-1 0-2 0-3-1 0-1-1-1-2h-23v-45h45v41c0 17-4 31-10 44-7 12-18 20-35 23zM2381 289c-16-19-24-43-24-70h39c1 19 5 33 10 42 10 15 28 23 53 23 19 0 35-5 47-16 12-10 18-24 18-40 0-21-7-35-19-43s-30-12-52-12c-2 0-5 0-8 0-2 0-5 0-7 0v-33c4 1 7 1 9 1 3 0 6 0 9 0 14 0 25-2 34-6 16-8 24-22 24-42 0-14-5-26-16-34-10-8-23-12-37-12-24 0-41 9-51 25-5 9-8 22-9 39h-37c0-22 5-41 14-56 15-28 41-43 80-43 30 0 53 7 70 22 16 13 24 32 24 58 0 18-4 33-14 44-6 7-14 13-24 17 16 4 28 12 37 24 8 13 13 27 13 45 0 28-10 51-28 69-19 18-45 27-79 27-35 0-61-10-76-29zM2597 396c22-43 36-74 42-93 10-30 15-65 15-104 0-40-6-77-17-110-7-20-21-50-41-89h25c21 35 34 56 39 64 4 8 9 19 14 33 7 17 12 34 14 51 3 17 5 33 5 48 0 41-7 77-20 109-8 21-25 51-50 91z">
          <text:p/>
        </draw:path>
        <draw:polygon draw:style-name="gr12" draw:text-style-name="P10" draw:layer="layout" svg:width="4.234cm" svg:height="2.117cm" svg:x="14.128cm" svg:y="13.07cm" svg:viewBox="0 0 4235 2118" draw:points="0,0 4235,0 4235,2118 0,2118">
          <text:p/>
        </draw:polygon>
        <draw:polygon draw:style-name="gr13" draw:text-style-name="P2" draw:layer="layout" svg:width="4.234cm" svg:height="2.117cm" svg:x="14.128cm" svg:y="13.07cm" svg:viewBox="0 0 4235 2118" draw:points="0,0 4235,0 4235,2118 0,2118">
          <text:p/>
        </draw:polygon>
        <draw:path draw:style-name="gr6" draw:text-style-name="P5" draw:layer="layout" svg:width="2.811cm" svg:height="0.398cm" svg:x="14.822cm" svg:y="13.453cm" svg:viewBox="0 0 2812 399" svg:d="M182 180l-46-134-49 134zM115 1h46l110 305h-45l-31-92h-120l-32 92h-43zM305 83h35v39c3-8 10-17 21-27 12-11 25-17 39-17 1 0 2 1 4 1s4 0 8 1v39c-2-1-4-1-6-1s-4 0-6 0c-19 0-33 6-43 18s-15 26-15 42v128h-37zM483 256c10 16 26 25 48 25 17 0 32-8 43-23s16-36 16-64-5-48-17-62c-11-13-25-20-42-20-19 0-34 7-46 21-11 15-17 36-17 64 0 23 5 43 15 59zM566 90c7 4 15 12 23 22v-112h36v306h-34v-32c-8 15-19 25-31 31-11 6-25 9-40 9-25 0-46-11-64-31-18-22-27-50-27-84 0-32 8-60 24-84 17-24 40-35 71-35 17 0 31 3 42 10zM718 83v147c0 12 2 21 5 28 7 13 19 21 37 21 26 0 44-13 53-36 5-12 8-29 8-51v-109h37v223h-35v-34c-5 10-11 17-18 22-14 12-31 18-51 18-32 0-53-11-65-32-6-12-9-27-9-46v-151zM916 84h38v222h-38zM916 1h38v42h-38zM1010 83h35v32c10-13 22-22 33-28 12-6 25-9 39-9 32 0 53 11 64 33 6 12 9 30 9 52v143h-38v-141c0-13-2-24-6-32-6-14-18-21-36-21-8 0-16 1-21 3-11 3-20 9-27 18-6 7-10 15-12 22-2 8-3 19-3 34v117h-37zM1384 253c9-19 13-40 13-62 0-21-3-38-10-51-10-20-28-31-54-31-22 0-39 9-49 27-11 17-16 38-16 62s5 44 16 59c10 16 26 25 49 25 25 0 41-10 51-29zM1407 106c19 19 29 47 29 83s-8 66-26 90c-17 23-44 35-81 35-30 0-54-10-72-31-18-22-27-49-27-84 0-37 9-67 28-89s45-33 76-33c29 0 53 10 73 29zM1638 271c8 8 17 11 28 11 13 0 26-3 38-10 21-11 31-27 31-50v-30c-4 3-10 5-17 7-8 2-15 4-22 5l-22 2c-14 2-24 5-30 9-12 6-18 17-18 31 0 11 4 19 12 25zM1716 171c9-1 15-5 18-11 1-3 2-8 2-14 0-13-4-22-13-28s-22-9-39-9c-20 0-33 6-42 16-4 6-7 15-8 26h-35c1-27 9-46 26-57s37-16 60-16c26 0 47 5 63 15s24 25 24 46v128c0 4 1 7 3 9 1 3 5 5 10 5 1 0 3 0 5-1 2 0 5 0 7-1v28c-6 2-10 3-13 3s-8 1-13 1c-13 0-22-5-28-14-3-5-5-12-6-22-8 11-19 20-33 27-14 8-30 11-47 11-20 0-37-6-50-18-13-13-20-30-20-48 0-21 7-37 20-48s29-18 50-21zM1833 83h36v32c10-13 21-22 33-28s25-9 39-9c31 0 53 11 64 33 6 12 9 30 9 52v143h-38v-141c0-13-2-24-6-32-7-14-19-21-36-21-9 0-16 1-22 3-10 3-19 9-27 18-6 7-10 15-12 22-2 8-3 19-3 34v117h-37zM2109 271c8 8 17 11 28 11 13 0 26-3 38-10 20-11 31-27 31-50v-30c-5 3-11 5-18 7s-14 4-21 5l-22 2c-14 2-24 5-31 9-11 6-17 17-17 31 0 11 4 19 12 25zM2187 171c9-1 14-5 17-11 2-3 3-8 3-14 0-13-5-22-14-28s-22-9-38-9c-20 0-34 6-42 16-4 6-7 15-9 26h-34c0-27 9-46 26-57s37-16 59-16c26 0 48 5 64 15s24 25 24 46v128c0 4 1 7 2 9 2 3 5 5 10 5 2 0 4 0 6-1 2 0 4 0 7-1v28c-6 2-11 3-14 3s-7 1-12 1c-13 0-22-5-28-14-3-5-5-12-6-22-8 11-19 20-33 27-14 8-30 11-47 11-20 0-37-6-50-18-13-13-20-30-20-48 0-21 7-37 19-48 13-11 30-18 51-21zM2305 1h37v305h-37zM2536 253c9-19 14-40 14-62 0-21-3-38-10-51-10-20-28-31-54-31-23 0-39 9-50 27-10 17-15 38-15 62s5 44 15 59c11 16 27 25 49 25 25 0 42-10 51-29zM2559 106c20 19 30 47 30 83s-9 66-26 90c-18 23-45 35-81 35-30 0-55-10-73-31-17-22-26-49-26-84 0-37 9-67 28-89s44-33 76-33c28 0 53 10 72 29zM2757 92c7 5 14 12 21 21v-27h34v202c0 28-4 50-12 66-15 30-45 45-87 45-24 0-44-5-61-16-16-10-25-27-27-50h38c2 10 5 18 11 23 8 9 21 13 39 13 29 0 48-10 56-31 6-11 8-33 8-64-8 12-17 21-27 26-11 6-25 9-42 9-24 0-45-9-63-26-18-18-27-46-27-85 0-38 9-66 28-87 18-21 40-31 65-31 18 0 33 4 46 12zM2761 132c-11-13-26-20-43-20-26 0-44 13-54 37-5 13-7 30-7 52 0 25 5 44 15 57s24 19 41 19c26 0 45-12 56-36 6-14 9-30 9-48 0-27-6-48-17-61z">
          <text:p/>
        </draw:path>
        <draw:path draw:style-name="gr6" draw:text-style-name="P5" draw:layer="layout" svg:width="0.637cm" svg:height="0.311cm" svg:x="15.913cm" svg:y="13.948cm" svg:viewBox="0 0 638 312" svg:d="M0 83h38v222h-38zM0 0h38v42h-38zM94 82h35v32c11-13 22-22 34-28 11-6 24-9 39-9 31 0 52 11 63 33 6 12 10 29 10 52v143h-38v-141c0-13-2-24-6-32-7-14-19-21-36-21-9 0-16 1-22 3-10 3-19 9-27 18-6 7-10 15-12 22-2 8-3 19-3 34v117h-37zM473 229c2 21 12 36 29 44 9 4 19 7 31 7 22 0 38-8 49-22s16-29 16-46c0-22-6-38-19-49-13-12-28-17-45-17-13 0-24 2-33 7-10 5-17 12-24 21l-32-2 22-159h154v36h-126l-12 82c7-5 13-9 19-12 11-4 24-7 39-7 27 0 50 9 69 27 19 17 28 39 28 67s-9 53-26 74-45 32-83 32c-24 0-45-7-64-20-18-14-29-35-31-63z">
          <text:p/>
        </draw:path>
        <draw:path draw:style-name="gr6" draw:text-style-name="P5" draw:layer="layout" svg:width="2.597cm" svg:height="0.397cm" svg:x="14.987cm" svg:y="14.437cm" svg:viewBox="0 0 2598 398" svg:d="M96 0c-22 43-36 74-42 94-10 30-15 65-15 104 0 40 6 77 17 110 7 20 20 50 41 88h-25c-20-31-33-51-38-60s-10-21-15-35c-8-21-14-43-17-66-1-12-2-23-2-34 0-41 7-77 19-109 9-20 25-51 51-92zM275 263c12-15 18-36 18-65 0-18-3-33-8-46-10-24-27-36-53-36s-43 12-53 38c-5 14-7 31-7 53 0 17 2 31 7 43 10 23 27 35 53 35 17 0 32-8 43-22zM136 89h36v30c7-10 16-18 24-24 13-8 28-12 45-12 25 0 46 9 63 29 18 19 27 46 27 82 0 48-13 83-38 103-16 14-35 20-56 20-17 0-31-4-42-11-7-4-14-11-22-21v113h-37zM513 258c9-19 13-40 13-63 0-20-3-37-10-50-10-21-28-31-54-31-22 0-39 9-49 26-11 18-16 39-16 63s5 43 16 59c10 16 26 24 49 24 25 0 41-10 51-28zM536 110c19 19 29 47 29 84 0 36-8 65-26 89-17 23-44 35-81 35-30 0-54-11-72-31-18-21-27-48-27-83 0-37 9-67 28-89s45-33 76-33c29 0 53 9 73 28zM627 88l42 175 43-175h42l44 174 45-174h37l-64 222h-39l-45-172-44 172h-38l-64-222zM1053 94c14 8 26 17 33 29 8 11 13 24 15 39 2 10 4 26 4 49h-163c1 22 6 40 16 54 10 13 25 20 46 20 20 0 35-6 47-19 6-7 11-16 14-26h36c-1 8-4 17-9 27-6 10-12 18-18 25-12 11-26 18-42 22-9 2-20 3-31 3-27 0-51-10-70-30s-29-48-29-84c0-35 10-64 29-86 20-23 45-34 76-34 16 0 31 4 46 11zM1066 181c-1-16-5-29-10-38-10-18-27-27-51-27-17 0-32 6-43 18-12 13-18 28-19 47zM1151 88h36v38c2-7 10-16 21-27 11-10 24-16 39-16 1 0 2 0 3 0 2 1 5 1 9 1v40c-2-1-4-1-6-1s-4 0-6 0c-19 0-33 6-44 18-10 12-15 26-15 41v128h-37zM1554 100c16 12 25 33 29 63h-37c-2-14-7-25-15-34s-20-14-38-14c-23 0-40 12-50 35-7 15-10 33-10 55 0 23 4 41 14 56 9 16 24 23 44 23 15 0 28-5 37-14s15-22 18-39h37c-5 30-15 51-31 65-17 13-38 20-64 20-29 0-52-11-69-32s-26-47-26-79c0-39 9-69 28-91 19-21 43-32 72-32 25 0 46 6 61 18zM1620 4h37v114c9-11 17-19 24-23 12-8 27-12 45-12 32 0 54 11 65 34 6 12 9 29 9 51v142h-38v-140c0-16-2-28-6-36-7-12-20-18-38-18-16 0-30 5-42 16-13 11-19 31-19 60v118h-37zM1994 94c15 8 26 17 34 29 7 11 12 24 15 39 2 10 3 26 3 49h-163c0 22 7 40 17 54 9 13 25 20 46 20 19 0 35-6 46-19 7-7 11-16 14-26h37c-1 8-4 17-10 27-5 10-11 18-18 25-11 11-25 18-42 22-9 2-19 3-30 3-28 0-51-10-72-30-19-20-28-48-28-84 0-35 9-64 29-86 20-23 45-34 76-34 16 0 31 4 46 11zM2008 181c-2-16-5-29-11-38-10-18-27-27-51-27-17 0-31 6-43 18-11 13-19 28-19 47zM2238 100c15 12 25 33 28 63h-36c-2-14-7-25-15-34s-21-14-38-14c-24 0-41 12-51 35-7 15-10 33-10 55 0 23 5 41 14 56 10 16 24 23 44 23 16 0 28-5 37-14s15-22 19-39h36c-4 30-14 51-31 65-17 13-38 20-63 20-29 0-52-11-70-32-17-21-26-47-26-79 0-39 10-69 29-91 19-21 43-32 72-32 25 0 45 6 61 18zM2302 5h36v177l96-94h47l-85 83 90 139h-48l-69-112-31 29v83h-36zM2502 396c22-43 36-74 43-93 9-30 14-65 14-105 0-39-5-76-17-109-7-20-20-50-40-89h25c21 35 34 56 38 64 5 8 10 19 15 32 6 18 11 35 14 52 3 16 4 33 4 48 0 41-6 77-19 109-8 21-25 51-51 91z">
          <text:p/>
        </draw:path>
        <draw:line draw:style-name="gr15" draw:text-style-name="P2" draw:layer="layout" svg:x1="16.245cm" svg:y1="2.134cm" svg:x2="16.245cm" svg:y2="3.32cm">
          <text:p/>
        </draw:line>
        <draw:polygon draw:style-name="gr16" draw:text-style-name="P12" draw:layer="layout" svg:width="0.247cm" svg:height="0.247cm" svg:x="16.121cm" svg:y="3.258cm" svg:viewBox="0 0 248 248" draw:points="124,248 0,0 124,62 248,0">
          <text:p/>
        </draw:polygon>
        <draw:polygon draw:style-name="gr15" draw:text-style-name="P2" draw:layer="layout" svg:width="0.247cm" svg:height="0.247cm" svg:x="16.121cm" svg:y="3.258cm" svg:viewBox="0 0 248 248" draw:points="124,248 0,0 124,62 248,0">
          <text:p/>
        </draw:polygon>
        <draw:polygon draw:style-name="gr12" draw:text-style-name="P10" draw:layer="layout" svg:width="4.234cm" svg:height="2.117cm" svg:x="14.128cm" svg:y="0.017cm" svg:viewBox="0 0 4235 2118" draw:points="0,0 4235,0 4235,2118 0,2118">
          <text:p/>
        </draw:polygon>
        <draw:polygon draw:style-name="gr13" draw:text-style-name="P2" draw:layer="layout" svg:width="4.234cm" svg:height="2.117cm" svg:x="14.128cm" svg:y="0.017cm" svg:viewBox="0 0 4235 2118" draw:points="0,0 4235,0 4235,2118 0,2118">
          <text:p/>
        </draw:polygon>
        <draw:path draw:style-name="gr6" draw:text-style-name="P5" draw:layer="layout" svg:width="3.243cm" svg:height="0.399cm" svg:x="14.611cm" svg:y="0.4cm" svg:viewBox="0 0 3244 400" svg:d="M182 181l-46-135-49 135zM114 1h47l110 305h-45l-31-91h-120l-33 91h-42zM304 84h35v38c3-8 10-17 22-27 11-11 24-16 39-16 0 0 2 0 3 0 2 0 5 0 9 1v39c-2 0-5-1-6-1-2 0-4 0-6 0-19 0-34 6-44 18s-15 26-15 42v128h-37zM482 257c10 16 26 24 49 24 17 0 31-7 42-22s17-36 17-65c0-28-6-48-17-62-12-13-26-20-43-20-19 0-34 7-45 22-12 14-18 35-18 64 0 24 5 43 15 59zM566 90c6 5 14 12 22 22v-112h36v306h-33v-31c-9 14-19 24-31 30s-26 9-41 9c-25 0-46-10-64-31s-27-49-27-83c0-33 8-61 25-85 16-23 40-35 70-35 17 0 31 3 43 10zM716 84v148c0 11 2 20 6 27 6 14 18 20 37 20 25 0 43-11 52-35 6-12 8-29 8-52v-108h37v222h-35l1-33c-5 9-11 16-18 22-15 11-32 17-52 17-32 0-53-10-65-32-6-11-9-26-9-45v-151zM914 85h38v221h-38zM914 1h38v43h-38zM1008 84h35v31c11-13 22-22 34-28 11-5 24-8 39-8 31 0 52 11 63 33 6 12 9 29 9 51v143h-37v-140c0-14-2-25-6-33-7-14-19-21-36-21-9 0-16 1-22 3-10 3-19 9-27 18-6 7-10 15-12 23-2 7-3 19-3 33v117h-37zM1382 254c9-19 14-39 14-63 0-21-4-38-10-51-11-20-29-30-54-30-23 0-40 8-50 26-10 17-15 38-15 64 0 23 5 43 15 59 10 15 27 23 49 23 25 0 42-9 51-28zM1405 106c20 19 30 47 30 84 0 36-9 66-26 89-18 23-45 35-81 35-31 0-55-10-73-31-18-20-27-48-27-83 0-38 10-68 29-90 18-22 44-33 76-33 28 0 52 10 72 29zM1635 257c10 16 26 24 48 24 17 0 32-7 43-22s16-36 16-65c0-28-5-48-17-62-11-13-25-20-42-20-19 0-34 7-46 22-11 14-17 35-17 64 0 24 5 43 15 59zM1718 90c7 5 14 12 23 22v-112h36v306h-34v-31c-9 14-19 24-31 30s-25 9-40 9c-25 0-46-10-64-31-19-21-28-49-28-83 0-33 9-61 25-85 17-23 40-35 71-35 17 0 31 3 42 10zM1832 85h37v221h-37zM1832 1h37v43h-37zM2049 93c7 4 14 11 21 21v-28h35v202c0 28-4 50-13 67-15 30-44 45-87 45-24 0-44-6-60-16-17-11-26-28-28-50h38c2 9 6 17 11 22 8 9 22 13 40 13 28 0 47-10 56-30 5-12 7-33 7-64-8 12-17 20-27 25-10 6-24 9-42 9-24 0-44-9-62-26s-27-45-27-84c0-38 9-67 27-88s40-31 65-31c18 0 33 4 46 13zM2053 132c-11-13-25-19-43-19-26 0-44 12-54 36-5 13-7 31-7 53 0 25 5 44 15 57s24 19 41 19c27 0 45-12 56-36 6-13 9-29 9-49 0-27-5-47-17-61zM2161 85h37v221h-37zM2161 1h37v43h-37zM2262 22h37v62h36v30h-36v146c0 7 3 12 8 15 3 2 8 2 15 2 1 0 3 0 5 0 3 0 5 0 8 0v29c-5 1-9 2-14 3-4 0-9 1-15 1-17 0-29-5-35-14s-9-20-9-34v-148h-30v-30h30zM2412 273c8 6 17 9 28 9 13 0 26-3 38-9 21-10 31-27 31-50v-31c-5 3-10 7-18 9-7 2-14 3-21 4l-22 3c-14 1-24 4-31 8-11 7-17 17-17 31 0 11 4 19 12 26zM2490 171c9-1 15-5 18-11 1-3 2-8 2-14 0-13-5-22-14-28-9-5-21-8-38-8-20 0-34 5-42 15-4 6-7 15-9 26h-34c0-27 9-46 26-57 17-10 37-16 60-16 26 0 47 5 63 15s24 26 24 46v129c0 4 1 7 3 9 1 3 4 4 10 4 1 0 3 0 5 0 2-1 4-1 7-1v27c-6 2-10 3-13 3-3 1-8 1-13 1-13 0-22-5-28-14-3-5-5-11-6-20-8 10-19 18-33 26-14 7-30 10-47 10-20 0-37-6-50-18-13-13-20-28-20-47 0-21 7-36 20-48 12-12 29-19 50-22zM2608 1h37v305h-37zM2831 95v-28c27-3 46-7 57-13 10-6 18-21 23-44h30v296h-40v-211zM3060 285c-16-19-24-42-24-70h39c2 19 6 33 11 42 10 15 27 23 52 23 20 0 36-5 47-15 12-11 18-24 18-41 0-20-6-36-18-44-13-8-30-12-52-12-3 0-5 0-8 0s-5 0-8 0v-32c4 0 7 0 10 0 3 1 5 1 8 1 14 0 26-3 35-7 15-8 23-22 23-41 0-15-5-26-15-34-11-8-23-12-37-12-25 0-42 8-51 24-6 9-9 22-9 39h-37c0-22 4-41 13-56 15-28 42-41 80-41 30 0 54 6 70 20 17 13 26 33 26 58 0 18-5 33-16 44-6 7-14 13-23 17 15 4 27 12 37 25 9 12 13 28 13 45 0 29-9 52-29 69-18 18-45 27-79 27-35 0-60-9-76-29z">
          <text:p/>
        </draw:path>
        <draw:path draw:style-name="gr6" draw:text-style-name="P5" draw:layer="layout" svg:width="1.985cm" svg:height="0.395cm" svg:x="15.234cm" svg:y="0.89cm" svg:viewBox="0 0 1986 396" svg:d="M96 0c-22 42-36 73-42 93-10 31-15 66-15 106s6 76 17 109c7 21 20 50 41 88h-25c-20-31-33-51-38-60-5-8-10-20-15-35-8-21-14-42-17-65-1-12-2-24-2-35 0-41 7-77 19-110 8-20 25-50 51-91zM157 88l59 181 62-181h40l-83 222h-40l-81-222zM350 89h38v221h-38zM350 5h38v42h-38zM484 276c8 7 17 10 28 10 13 0 26-3 38-9 21-10 31-27 31-50v-30c-4 3-10 6-17 8-7 1-15 3-21 4l-23 3c-13 1-24 4-30 8-12 7-17 17-17 31 0 11 3 19 11 25zM563 176c8-1 14-5 17-11 1-3 2-8 2-14 0-13-4-22-13-28s-22-8-39-8c-19 0-33 5-41 15-5 6-8 15-9 26h-35c1-27 10-46 27-57s36-17 59-17c26 0 47 5 63 15 16 11 24 26 24 47v128c0 4 1 7 3 9 1 3 5 4 10 4 2 0 3 0 5-1 3 0 5 0 7-1v28c-6 2-10 3-13 3s-7 1-13 1c-12 0-22-5-27-14-4-5-6-12-7-20-7 10-18 18-33 25-14 8-29 11-46 11-21 0-38-6-51-18-13-13-19-28-19-47 0-21 6-37 19-48s30-18 50-21zM819 240c1 13 4 22 9 29 10 12 26 18 49 18 14 0 26-3 36-9 11-6 16-15 16-28 0-9-4-17-13-21-5-4-16-7-31-11l-30-7c-19-5-33-10-42-16-16-10-24-24-24-42 0-21 8-38 23-51 15-14 35-20 61-20 33 0 57 10 72 30 9 13 14 26 13 40h-35c0-8-3-16-9-23-8-10-23-14-44-14-14 0-25 2-32 8-7 5-11 12-11 21 0 10 5 17 14 23 6 4 14 7 25 9l24 6c27 7 45 13 54 19 15 10 22 24 22 45 0 20-8 37-23 51s-37 21-68 21c-33 0-56-7-70-22s-21-33-22-56zM1008 4h38v115c8-12 16-19 23-25 12-8 27-12 45-12 32 0 54 11 66 35 6 12 9 29 9 51v142h-38v-140c0-16-2-28-7-35-6-12-19-19-38-19-15 0-29 6-42 16-12 11-18 31-18 61v117h-38zM1244 89h38v221h-38zM1244 5h38v42h-38zM1475 94c15 8 26 18 34 29s12 24 15 39c2 11 3 27 3 49h-162c1 23 6 41 16 54 10 14 25 21 46 21 19 0 35-7 47-20 6-7 11-16 14-26h36c-1 9-4 18-9 28-6 10-12 18-19 24-11 11-25 19-42 22-9 3-19 4-30 4-28 0-51-10-70-30s-29-48-29-85c0-35 10-64 29-86 19-23 45-34 76-34 15 0 31 3 45 11zM1489 182c-1-17-5-29-11-39-10-18-27-27-51-27-17 0-31 6-43 19-11 12-17 28-18 47zM1574 5h37v305h-37zM1706 261c10 16 26 24 49 24 17 0 31-7 42-22s17-36 17-64-6-48-17-62c-12-13-26-20-43-20-19 0-34 7-45 22-12 14-18 35-18 63 0 24 5 43 15 59zM1790 94c6 6 14 13 22 23v-113h36v306h-33v-31c-9 14-19 24-31 30s-26 9-41 9c-25 0-46-11-64-31-18-21-27-49-27-83 0-32 8-60 25-84 16-25 40-36 70-36 17 0 31 3 43 10zM1890 396c22-42 36-74 43-93 9-30 14-64 14-104s-5-77-17-111c-6-20-20-49-40-88h25c21 34 34 55 38 63 5 8 10 19 15 33 6 18 11 35 14 52s4 33 4 48c0 41-6 78-19 110-8 20-25 50-51 90z">
          <text:p/>
        </draw:path>
        <draw:path draw:style-name="gr6" draw:text-style-name="P5" draw:layer="layout" svg:width="2.667cm" svg:height="0.397cm" svg:x="14.893cm" svg:y="1.384cm" svg:viewBox="0 0 2668 398" svg:d="M96 0c-21 43-35 74-42 94-10 30-14 65-14 105s5 76 16 109c7 21 21 50 41 88h-25c-20-31-33-51-37-60-5-9-10-20-16-35-8-21-13-42-16-66-2-12-3-23-3-34 0-41 7-77 20-109 8-20 25-50 51-92zM276 263c11-15 17-36 17-65 0-18-3-33-8-46-9-24-27-36-53-36-25 0-43 13-53 38-5 14-7 32-7 53 0 17 2 32 7 44 10 22 28 34 53 34 18 0 32-7 44-22zM136 89h36v30c8-10 16-18 25-24 12-8 27-12 44-12 25 0 46 10 64 29 17 19 26 47 26 82 0 49-13 83-38 104-16 13-34 19-56 19-16 0-30-3-42-11-6-4-14-11-22-21v113h-37zM513 258c9-19 14-40 14-62 0-21-4-38-10-51-11-20-29-31-54-31-23 0-40 9-50 27-10 17-16 38-16 62s6 44 16 59c10 16 27 24 49 24 25 0 42-9 51-28zM536 111c20 19 30 47 30 83s-9 66-27 89c-17 23-44 35-80 35-31 0-55-10-73-31s-27-48-27-83c0-37 10-67 29-89 18-22 44-33 76-33 28 0 52 10 72 29zM627 88l42 175 44-175h41l44 174 45-174h37l-64 222h-39l-45-172-43 172h-39l-64-222zM1053 95c15 7 26 16 34 28 7 11 12 24 15 39 2 10 3 27 3 49h-162c0 22 6 41 15 54 10 14 26 20 47 20 19 0 35-6 46-19 7-7 11-16 14-26h37c-1 9-4 18-10 28-5 10-11 18-18 24-11 11-25 19-42 22-9 3-19 4-31 4-27 0-50-10-70-30-19-20-28-49-28-85 0-35 9-64 29-86 19-22 44-34 75-34 16 0 31 4 46 12zM1067 181c-2-16-5-29-11-38-10-18-27-27-51-27-17 0-31 6-43 18-12 13-18 28-18 47zM1151 88h36v39c3-8 10-17 21-27 11-11 24-17 39-17 1 0 2 1 4 1 1 0 4 0 8 1v39c-2-1-4-1-6-1s-4 0-6 0c-19 0-33 6-43 18s-15 26-15 42v127h-38zM1431 240c1 13 4 22 9 29 9 12 25 18 49 18 13 0 26-3 36-9s16-15 16-28c0-9-4-17-13-22-5-3-16-6-32-10l-29-8c-19-4-33-10-42-15-16-10-24-24-24-42 0-21 8-38 23-51s35-19 60-19c34 0 58 9 73 29 9 12 13 26 13 40h-35c-1-8-4-16-9-23-9-10-23-15-44-15-14 0-25 3-32 9-8 5-11 12-11 21s5 17 14 23c6 3 14 6 24 9l25 6c27 7 45 13 54 19 14 9 22 24 22 45 0 19-8 36-23 51-15 14-38 21-68 21-33 0-57-7-70-22-14-15-21-34-22-56zM1637 88l43 175 43-175h42l43 174 45-174h38l-65 222h-38l-45-172-44 172h-39l-63-222zM1925 89h38v221h-38zM1925 6h38v42h-38zM2027 27h37v61h36v31h-36v144c0 8 3 13 8 16 3 1 8 2 15 2 1 0 3 0 5 0s5 0 8-1v30c-5 1-9 2-14 3-4 0-9 0-15 0-17 0-29-4-35-13s-9-20-9-35v-146h-30v-31h30zM2283 100c15 12 25 33 28 63h-36c-2-14-7-25-15-34s-21-14-38-14c-24 0-41 12-51 35-7 15-10 34-10 56s5 41 14 56c10 15 24 22 44 22 16 0 28-4 37-14 9-9 15-22 19-39h36c-4 30-14 51-31 65-17 13-38 20-63 20-29 0-52-10-70-31-17-22-26-48-26-80 0-39 10-69 29-91 19-21 43-32 72-32 25 0 45 6 61 18zM2348 5h37v113c9-11 17-19 24-23 12-8 28-12 46-12 32 0 54 11 65 34 7 12 10 29 10 51v142h-39v-140c0-16-2-28-6-35-7-13-19-19-38-19-16 0-30 6-43 16-12 11-19 31-19 60v118h-37zM2572 396c22-42 36-74 42-93 10-30 15-65 15-104 0-40-6-77-17-110-7-20-20-49-41-89h25c22 35 34 56 39 64 4 8 9 19 15 33 6 17 11 34 14 51 2 17 4 33 4 48 0 41-7 78-20 109-8 21-25 51-50 9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6.458cm" fo:page-height="28.6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/5.0.6.2$Linux_X86_64 LibreOffice_project/00$Build-2</meta:generator>
  </office:meta>
</office:document-meta>
</file>